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Pivot_32_Table_32_Corner" style:data-style-name="N0">
      <style:table-cell-properties style:vertical-align="automatic" fo:background-color="transparent"/>
    </style:style>
    <style:style style:name="ce4" style:family="table-cell" style:parent-style-name="Pivot_32_Table_32_Field" style:data-style-name="N0">
      <style:table-cell-properties style:vertical-align="automatic" fo:background-color="transparent"/>
    </style:style>
    <style:style style:name="ce5" style:family="table-cell" style:parent-style-name="Pivot_32_Table_32_Category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" style:family="table-cell" style:parent-style-name="Pivot_32_Table_32_Value" style:data-style-name="N0">
      <style:table-cell-properties style:vertical-align="automatic" fo:background-color="transparent"/>
    </style:style>
    <style:style style:name="ce7" style:family="table-cell" style:parent-style-name="Pivot_32_Table_32_Title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Pivot_32_Table_32_Res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82222222222222cm" style:use-optimal-column-width="true"/>
    </style:style>
    <style:style style:name="co4" style:family="table-column">
      <style:table-column-properties fo:break-before="auto" style:column-width="5.85611111111111cm" style:use-optimal-column-width="true"/>
    </style:style>
    <style:style style:name="co5" style:family="table-column">
      <style:table-column-properties fo:break-before="auto" style:column-width="7.49652777777778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y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tton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2nd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2nd_crop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n A</text:p>
          </table:table-cell>
          <table:table-cell office:value-type="string" table:style-name="ce1">
            <text:p>Min - min_start</text:p>
          </table:table-cell>
          <table:table-cell office:value-type="string" table:style-name="ce1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3" table:style-name="ce1"/>
          <table:table-cell office:value-type="string" table:style-name="ce1">
            <text:p>Planting perio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ori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];[.I$4:.J$39];2)" table:style-name="ce2">
            <text:p>01/01/17</text:p>
          </table:table-cell>
          <table:table-cell office:value-type="date" office:date-value="2017-02-20T00:00:00" table:formula="of:=VLOOKUP([.C3];[.I$4:.K$39];3)" table:style-name="ce2">
            <text:p>02/20/17</text:p>
          </table:table-cell>
          <table:table-cell table:number-columns-repeated="3" table:style-name="ce1"/>
          <table:table-cell office:value-type="string" table:style-name="ce1">
            <text:p>dec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Água Bo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4];[.I$4:.J$39];2)" table:style-name="ce2">
            <text:p>01/01/17</text:p>
          </table:table-cell>
          <table:table-cell office:value-type="date" office:date-value="2017-01-31T00:00:00" table:formula="of:=VLOOKUP([.C4];[.I$4:.K$39];3)" table:style-name="ce2">
            <text:p>01/31/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1-10T00:00:00" table:formula="of:=[.J4]+9" table:style-name="ce2">
            <text:p>0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a Flores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5];[.I$4:.J$39];2)" table:style-name="ce2">
            <text:p>01/01/17</text:p>
          </table:table-cell>
          <table:table-cell office:value-type="date" office:date-value="2017-03-20T00:00:00" table:formula="of:=VLOOKUP([.C5];[.I$4:.K$39];3)" table:style-name="ce2">
            <text:p>03/20/1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date" office:date-value="2017-01-11T00:00:00" table:style-name="ce2">
            <text:p>01/11/17</text:p>
          </table:table-cell>
          <table:table-cell office:value-type="date" office:date-value="2017-01-20T00:00:00" table:formula="of:=[.J5]+9" table:style-name="ce2">
            <text:p>0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];[.I$4:.J$39];2)" table:style-name="ce2">
            <text:p>01/01/17</text:p>
          </table:table-cell>
          <table:table-cell office:value-type="date" office:date-value="2017-02-20T00:00:00" table:formula="of:=VLOOKUP([.C6];[.I$4:.K$39];3)" table:style-name="ce2">
            <text:p>02/20/17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date" office:date-value="2017-01-21T00:00:00" table:style-name="ce2">
            <text:p>01/21/17</text:p>
          </table:table-cell>
          <table:table-cell office:value-type="date" office:date-value="2017-01-31T00:00:00" table:style-name="ce2">
            <text:p>01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Boa Vis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];[.I$4:.J$39];2)" table:style-name="ce2">
            <text:p>01/01/17</text:p>
          </table:table-cell>
          <table:table-cell office:value-type="date" office:date-value="2017-02-20T00:00:00" table:formula="of:=VLOOKUP([.C7];[.I$4:.K$39];3)" table:style-name="ce2">
            <text:p>02/20/1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date" office:date-value="2017-02-01T00:00:00" table:style-name="ce2">
            <text:p>02/01/17</text:p>
          </table:table-cell>
          <table:table-cell office:value-type="date" office:date-value="2017-02-10T00:00:00" table:formula="of:=[.J7]+9" table:style-name="ce2">
            <text:p>0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Garça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];[.I$4:.J$39];2)" table:style-name="ce2">
            <text:p>01/01/17</text:p>
          </table:table-cell>
          <table:table-cell office:value-type="date" office:date-value="2017-02-20T00:00:00" table:formula="of:=VLOOKUP([.C8];[.I$4:.K$39];3)" table:style-name="ce2">
            <text:p>02/20/17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date" office:date-value="2017-02-11T00:00:00" table:style-name="ce2">
            <text:p>02/11/17</text:p>
          </table:table-cell>
          <table:table-cell office:value-type="date" office:date-value="2017-02-20T00:00:00" table:formula="of:=[.J8]+9" table:style-name="ce2">
            <text:p>0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Paragua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];[.I$4:.J$39];2)" table:style-name="ce2">
            <text:p>01/01/17</text:p>
          </table:table-cell>
          <table:table-cell office:value-type="date" office:date-value="2017-02-20T00:00:00" table:formula="of:=VLOOKUP([.C9];[.I$4:.K$39];3)" table:style-name="ce2">
            <text:p>02/20/1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date" office:date-value="2017-02-21T00:00:00" table:style-name="ce2">
            <text:p>02/2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Taquari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];[.I$4:.J$39];2)" table:style-name="ce2">
            <text:p>01/01/17</text:p>
          </table:table-cell>
          <table:table-cell office:value-type="date" office:date-value="2017-02-28T00:00:00" table:formula="of:=VLOOKUP([.C10];[.I$4:.K$39];3)" table:style-name="ce2">
            <text:p>02/28/17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date" office:date-value="2017-03-01T00:00:00" table:style-name="ce2">
            <text:p>03/01/17</text:p>
          </table:table-cell>
          <table:table-cell office:value-type="date" office:date-value="2017-03-10T00:00:00" table:formula="of:=[.J10]+9" table:style-name="ce2">
            <text:p>03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piacás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1];[.I$4:.J$39];2)" table:style-name="ce2">
            <text:p>01/01/17</text:p>
          </table:table-cell>
          <table:table-cell office:value-type="date" office:date-value="2017-03-20T00:00:00" table:formula="of:=VLOOKUP([.C11];[.I$4:.K$39];3)" table:style-name="ce2">
            <text:p>03/20/1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date" office:date-value="2017-03-11T00:00:00" table:style-name="ce2">
            <text:p>03/11/17</text:p>
          </table:table-cell>
          <table:table-cell office:value-type="date" office:date-value="2017-03-20T00:00:00" table:formula="of:=[.J11]+9" table:style-name="ce2">
            <text:p>03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an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];[.I$4:.J$39];2)" table:style-name="ce2">
            <text:p>01/01/17</text:p>
          </table:table-cell>
          <table:table-cell office:value-type="date" office:date-value="2017-02-10T00:00:00" table:formula="of:=VLOOKUP([.C12];[.I$4:.K$39];3)" table:style-name="ce2">
            <text:p>02/10/17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date" office:date-value="2017-03-21T00:00:00" table:style-name="ce2">
            <text:p>03/21/17</text:p>
          </table:table-cell>
          <table:table-cell office:value-type="date" office:date-value="2017-03-31T00:00:00" table:style-name="ce2">
            <text:p>03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nh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];[.I$4:.J$39];2)" table:style-name="ce2">
            <text:p>01/01/17</text:p>
          </table:table-cell>
          <table:table-cell office:value-type="date" office:date-value="2017-02-10T00:00:00" table:formula="of:=VLOOKUP([.C13];[.I$4:.K$39];3)" table:style-name="ce2">
            <text:p>02/10/17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date" office:date-value="2017-04-01T00:00:00" table:style-name="ce2">
            <text:p>04/01/17</text:p>
          </table:table-cell>
          <table:table-cell office:value-type="date" office:date-value="2017-04-10T00:00:00" table:formula="of:=[.J13]+9" table:style-name="ce2">
            <text:p>04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puta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4];[.I$4:.J$39];2)" table:style-name="ce2">
            <text:p>01/01/17</text:p>
          </table:table-cell>
          <table:table-cell office:value-type="date" office:date-value="2017-02-10T00:00:00" table:formula="of:=VLOOKUP([.C14];[.I$4:.K$39];3)" table:style-name="ce2">
            <text:p>02/10/17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date" office:date-value="2017-04-11T00:00:00" table:style-name="ce2">
            <text:p>04/11/17</text:p>
          </table:table-cell>
          <table:table-cell office:value-type="date" office:date-value="2017-04-20T00:00:00" table:formula="of:=[.J14]+9" table:style-name="ce2">
            <text:p>04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ená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5];[.I$4:.J$39];2)" table:style-name="ce2">
            <text:p>01/01/17</text:p>
          </table:table-cell>
          <table:table-cell office:value-type="date" office:date-value="2017-02-20T00:00:00" table:formula="of:=VLOOKUP([.C15];[.I$4:.K$39];3)" table:style-name="ce2">
            <text:p>02/20/17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date" office:date-value="2017-04-21T00:00:00" table:style-name="ce2">
            <text:p>04/21/17</text:p>
          </table:table-cell>
          <table:table-cell office:value-type="date" office:date-value="2017-04-30T00:00:00" table:formula="of:=[.J15]+9" table:style-name="ce2">
            <text:p>04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puan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6];[.I$4:.J$39];2)" table:style-name="ce2">
            <text:p>01/01/17</text:p>
          </table:table-cell>
          <table:table-cell office:value-type="date" office:date-value="2017-02-28T00:00:00" table:formula="of:=VLOOKUP([.C16];[.I$4:.K$39];3)" table:style-name="ce2">
            <text:p>02/28/17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date" office:date-value="2017-05-01T00:00:00" table:style-name="ce2">
            <text:p>05/01/17</text:p>
          </table:table-cell>
          <table:table-cell office:value-type="date" office:date-value="2017-05-10T00:00:00" table:formula="of:=[.J16]+9" table:style-name="ce2">
            <text:p>05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ão de Melgaç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7];[.I$4:.J$39];2)" table:style-name="ce2">
            <text:p>01/01/17</text:p>
          </table:table-cell>
          <table:table-cell office:value-type="date" office:date-value="2017-02-10T00:00:00" table:formula="of:=VLOOKUP([.C17];[.I$4:.K$39];3)" table:style-name="ce2">
            <text:p>02/10/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date" office:date-value="2017-05-11T00:00:00" table:style-name="ce2">
            <text:p>05/11/17</text:p>
          </table:table-cell>
          <table:table-cell office:value-type="date" office:date-value="2017-05-20T00:00:00" table:formula="of:=[.J17]+9" table:style-name="ce2">
            <text:p>05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Bug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8];[.I$4:.J$39];2)" table:style-name="ce2">
            <text:p>01/01/17</text:p>
          </table:table-cell>
          <table:table-cell office:value-type="date" office:date-value="2017-02-10T00:00:00" table:formula="of:=VLOOKUP([.C18];[.I$4:.K$39];3)" table:style-name="ce2">
            <text:p>02/10/1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date" office:date-value="2017-05-21T00:00:00" table:style-name="ce2">
            <text:p>05/21/17</text:p>
          </table:table-cell>
          <table:table-cell office:value-type="date" office:date-value="2017-05-31T00:00:00" table:style-name="ce2">
            <text:p>05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Garç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9];[.I$4:.J$39];2)" table:style-name="ce2">
            <text:p>01/01/17</text:p>
          </table:table-cell>
          <table:table-cell office:value-type="date" office:date-value="2017-02-10T00:00:00" table:formula="of:=VLOOKUP([.C19];[.I$4:.K$39];3)" table:style-name="ce2">
            <text:p>02/10/1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date" office:date-value="2017-06-01T00:00:00" table:style-name="ce2">
            <text:p>06/01/17</text:p>
          </table:table-cell>
          <table:table-cell office:value-type="date" office:date-value="2017-06-10T00:00:00" table:formula="of:=[.J19]+9" table:style-name="ce2">
            <text:p>06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m Jesus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0];[.I$4:.J$39];2)" table:style-name="ce2">
            <text:p>01/01/17</text:p>
          </table:table-cell>
          <table:table-cell office:value-type="date" office:date-value="2017-02-10T00:00:00" table:formula="of:=VLOOKUP([.C20];[.I$4:.K$39];3)" table:style-name="ce2">
            <text:p>02/10/1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date" office:date-value="2017-06-11T00:00:00" table:style-name="ce2">
            <text:p>06/11/17</text:p>
          </table:table-cell>
          <table:table-cell office:value-type="date" office:date-value="2017-06-20T00:00:00" table:formula="of:=[.J20]+9" table:style-name="ce2">
            <text:p>06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s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1];[.I$4:.J$39];2)" table:style-name="ce2">
            <text:p>01/01/17</text:p>
          </table:table-cell>
          <table:table-cell office:value-type="date" office:date-value="2017-02-10T00:00:00" table:formula="of:=VLOOKUP([.C21];[.I$4:.K$39];3)" table:style-name="ce2">
            <text:p>02/10/1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date" office:date-value="2017-06-21T00:00:00" table:style-name="ce2">
            <text:p>06/21/17</text:p>
          </table:table-cell>
          <table:table-cell office:value-type="date" office:date-value="2017-06-30T00:00:00" table:formula="of:=[.J21]+9" table:style-name="ce2">
            <text:p>06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áce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2];[.I$4:.J$39];2)" table:style-name="ce2">
            <text:p>01/01/17</text:p>
          </table:table-cell>
          <table:table-cell office:value-type="date" office:date-value="2017-02-10T00:00:00" table:formula="of:=VLOOKUP([.C22];[.I$4:.K$39];3)" table:style-name="ce2">
            <text:p>02/10/1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date" office:date-value="2017-07-01T00:00:00" table:style-name="ce2">
            <text:p>07/01/17</text:p>
          </table:table-cell>
          <table:table-cell office:value-type="date" office:date-value="2017-07-10T00:00:00" table:formula="of:=[.J22]+9" table:style-name="ce2">
            <text:p>07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inápol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3];[.I$4:.J$39];2)" table:style-name="ce2">
            <text:p>01/01/17</text:p>
          </table:table-cell>
          <table:table-cell office:value-type="date" office:date-value="2017-02-10T00:00:00" table:formula="of:=VLOOKUP([.C23];[.I$4:.K$39];3)" table:style-name="ce2">
            <text:p>02/10/17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date" office:date-value="2017-07-11T00:00:00" table:style-name="ce2">
            <text:p>07/11/17</text:p>
          </table:table-cell>
          <table:table-cell office:value-type="date" office:date-value="2017-07-20T00:00:00" table:formula="of:=[.J23]+9" table:style-name="ce2">
            <text:p>07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Novo do Parec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4];[.I$4:.J$39];2)" table:style-name="ce2">
            <text:p>01/01/17</text:p>
          </table:table-cell>
          <table:table-cell office:value-type="date" office:date-value="2017-02-10T00:00:00" table:formula="of:=VLOOKUP([.C24];[.I$4:.K$39];3)" table:style-name="ce2">
            <text:p>02/10/17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date" office:date-value="2017-07-21T00:00:00" table:style-name="ce2">
            <text:p>07/21/17</text:p>
          </table:table-cell>
          <table:table-cell office:value-type="date" office:date-value="2017-07-31T00:00:00" table:style-name="ce2">
            <text:p>07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Ver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5];[.I$4:.J$39];2)" table:style-name="ce2">
            <text:p>01/01/17</text:p>
          </table:table-cell>
          <table:table-cell office:value-type="date" office:date-value="2017-02-20T00:00:00" table:formula="of:=VLOOKUP([.C25];[.I$4:.K$39];3)" table:style-name="ce2">
            <text:p>02/20/17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date" office:date-value="2017-08-01T00:00:00" table:style-name="ce2">
            <text:p>08/01/17</text:p>
          </table:table-cell>
          <table:table-cell office:value-type="date" office:date-value="2017-08-10T00:00:00" table:formula="of:=[.J25]+9" table:style-name="ce2">
            <text:p>08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s de Júli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26];[.I$4:.J$39];2)" table:style-name="ce2">
            <text:p>01/01/17</text:p>
          </table:table-cell>
          <table:table-cell office:value-type="date" office:date-value="2017-02-28T00:00:00" table:formula="of:=VLOOKUP([.C26];[.I$4:.K$39];3)" table:style-name="ce2">
            <text:p>02/28/1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date" office:date-value="2017-08-11T00:00:00" table:style-name="ce2">
            <text:p>08/11/17</text:p>
          </table:table-cell>
          <table:table-cell office:value-type="date" office:date-value="2017-08-20T00:00:00" table:formula="of:=[.J26]+9" table:style-name="ce2">
            <text:p>08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brav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7];[.I$4:.J$39];2)" table:style-name="ce2">
            <text:p>01/01/17</text:p>
          </table:table-cell>
          <table:table-cell office:value-type="date" office:date-value="2017-02-20T00:00:00" table:formula="of:=VLOOKUP([.C27];[.I$4:.K$39];3)" table:style-name="ce2">
            <text:p>02/20/17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date" office:date-value="2017-08-21T00:00:00" table:style-name="ce2">
            <text:p>08/21/17</text:p>
          </table:table-cell>
          <table:table-cell office:value-type="date" office:date-value="2017-08-31T00:00:00" table:style-name="ce2">
            <text:p>08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ra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28];[.I$4:.J$39];2)" table:style-name="ce2">
            <text:p>01/01/17</text:p>
          </table:table-cell>
          <table:table-cell office:value-type="date" office:date-value="2017-01-31T00:00:00" table:formula="of:=VLOOKUP([.C28];[.I$4:.K$39];3)" table:style-name="ce2">
            <text:p>01/31/17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09-10T00:00:00" table:formula="of:=[.J28]+9" table:style-name="ce2">
            <text:p>09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ind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29];[.I$4:.J$39];2)" table:style-name="ce2">
            <text:p>01/01/17</text:p>
          </table:table-cell>
          <table:table-cell office:value-type="date" office:date-value="2017-03-10T00:00:00" table:formula="of:=VLOOKUP([.C29];[.I$4:.K$39];3)" table:style-name="ce2">
            <text:p>03/10/1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09-20T00:00:00" table:formula="of:=[.J29]+9" table:style-name="ce2">
            <text:p>09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tanhei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0];[.I$4:.J$39];2)" table:style-name="ce2">
            <text:p>01/01/17</text:p>
          </table:table-cell>
          <table:table-cell office:value-type="date" office:date-value="2017-02-28T00:00:00" table:formula="of:=VLOOKUP([.C30];[.I$4:.K$39];3)" table:style-name="ce2">
            <text:p>02/28/17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09-30T00:00:00" table:formula="of:=[.J30]+9" table:style-name="ce2">
            <text:p>09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pada dos Guimarã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1];[.I$4:.J$39];2)" table:style-name="ce2">
            <text:p>01/01/17</text:p>
          </table:table-cell>
          <table:table-cell office:value-type="date" office:date-value="2017-02-20T00:00:00" table:formula="of:=VLOOKUP([.C31];[.I$4:.K$39];3)" table:style-name="ce2">
            <text:p>02/20/1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0-10T00:00:00" table:formula="of:=[.J31]+9" table:style-name="ce2">
            <text:p>10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áu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2];[.I$4:.J$39];2)" table:style-name="ce2">
            <text:p>01/01/17</text:p>
          </table:table-cell>
          <table:table-cell office:value-type="date" office:date-value="2017-02-28T00:00:00" table:formula="of:=VLOOKUP([.C32];[.I$4:.K$39];3)" table:style-name="ce2">
            <text:p>02/28/17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0-20T00:00:00" table:formula="of:=[.J32]+9" table:style-name="ce2">
            <text:p>10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cal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33];[.I$4:.J$39];2)" table:style-name="ce2">
            <text:p>01/01/17</text:p>
          </table:table-cell>
          <table:table-cell office:value-type="date" office:date-value="2017-02-10T00:00:00" table:formula="of:=VLOOKUP([.C33];[.I$4:.K$39];3)" table:style-name="ce2">
            <text:p>02/10/17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0-31T00:00:00" table:formula="of:=[.J33]+10" table:style-name="ce2">
            <text:p>10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íder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4];[.I$4:.J$39];2)" table:style-name="ce2">
            <text:p>01/01/17</text:p>
          </table:table-cell>
          <table:table-cell office:value-type="date" office:date-value="2017-03-10T00:00:00" table:formula="of:=VLOOKUP([.C34];[.I$4:.K$39];3)" table:style-name="ce2">
            <text:p>03/10/17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date" office:date-value="2017-11-01T00:00:00" table:style-name="ce2">
            <text:p>11/01/17</text:p>
          </table:table-cell>
          <table:table-cell office:value-type="date" office:date-value="2017-11-10T00:00:00" table:formula="of:=[.J34]+9" table:style-name="ce2">
            <text:p>1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niz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35];[.I$4:.J$39];2)" table:style-name="ce2">
            <text:p>01/01/17</text:p>
          </table:table-cell>
          <table:table-cell office:value-type="date" office:date-value="2017-03-20T00:00:00" table:formula="of:=VLOOKUP([.C35];[.I$4:.K$39];3)" table:style-name="ce2">
            <text:p>03/20/17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date" office:date-value="2017-11-11T00:00:00" table:style-name="ce2">
            <text:p>11/11/17</text:p>
          </table:table-cell>
          <table:table-cell office:value-type="date" office:date-value="2017-11-20T00:00:00" table:formula="of:=[.J35]+9" table:style-name="ce2">
            <text:p>1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odor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6];[.I$4:.J$39];2)" table:style-name="ce2">
            <text:p>01/01/17</text:p>
          </table:table-cell>
          <table:table-cell office:value-type="date" office:date-value="2017-02-28T00:00:00" table:formula="of:=VLOOKUP([.C36];[.I$4:.K$39];3)" table:style-name="ce2">
            <text:p>02/28/17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7-11-30T00:00:00" table:formula="of:=[.J36]+9" table:style-name="ce2">
            <text:p>11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fres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7];[.I$4:.J$39];2)" table:style-name="ce2">
            <text:p>01/01/17</text:p>
          </table:table-cell>
          <table:table-cell office:value-type="date" office:date-value="2017-02-28T00:00:00" table:formula="of:=VLOOKUP([.C37];[.I$4:.K$39];3)" table:style-name="ce2">
            <text:p>02/28/17</text:p>
          </table:table-cell>
          <table:table-cell table:number-columns-repeated="3" table:style-name="ce1"/>
          <table:table-cell office:value-type="float" office:value="34" table:style-name="ce1">
            <text:p>34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7-12-10T00:00:00" table:formula="of:=[.J37]+9" table:style-name="ce2">
            <text:p>1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quista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8];[.I$4:.J$39];2)" table:style-name="ce2">
            <text:p>01/01/17</text:p>
          </table:table-cell>
          <table:table-cell office:value-type="date" office:date-value="2017-02-20T00:00:00" table:formula="of:=VLOOKUP([.C38];[.I$4:.K$39];3)" table:style-name="ce2">
            <text:p>02/20/17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7-12-20T00:00:00" table:formula="of:=[.J38]+9" table:style-name="ce2">
            <text:p>1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triguaçu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9];[.I$4:.J$39];2)" table:style-name="ce2">
            <text:p>01/01/17</text:p>
          </table:table-cell>
          <table:table-cell office:value-type="date" office:date-value="2017-03-10T00:00:00" table:formula="of:=VLOOKUP([.C39];[.I$4:.K$39];3)" table:style-name="ce2">
            <text:p>03/10/17</text:p>
          </table:table-cell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7-12-31T00:00:00" table:formula="of:=[.J39]+10" table:style-name="ce2">
            <text:p>12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uiab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0];[.I$4:.J$39];2)" table:style-name="ce2">
            <text:p>01/01/17</text:p>
          </table:table-cell>
          <table:table-cell office:value-type="date" office:date-value="2017-02-20T00:00:00" table:formula="of:=VLOOKUP([.C40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urvelând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1];[.I$4:.J$39];2)" table:style-name="ce2">
            <text:p>01/01/17</text:p>
          </table:table-cell>
          <table:table-cell office:value-type="date" office:date-value="2017-02-10T00:00:00" table:formula="of:=VLOOKUP([.C41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nis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2];[.I$4:.J$39];2)" table:style-name="ce2">
            <text:p>01/01/17</text:p>
          </table:table-cell>
          <table:table-cell office:value-type="date" office:date-value="2017-02-20T00:00:00" table:formula="of:=VLOOKUP([.C42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amant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3];[.I$4:.J$39];2)" table:style-name="ce2">
            <text:p>01/01/17</text:p>
          </table:table-cell>
          <table:table-cell office:value-type="date" office:date-value="2017-02-20T00:00:00" table:formula="of:=VLOOKUP([.C43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m Aqu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4];[.I$4:.J$39];2)" table:style-name="ce2">
            <text:p>01/01/17</text:p>
          </table:table-cell>
          <table:table-cell office:value-type="date" office:date-value="2017-02-20T00:00:00" table:formula="of:=VLOOKUP([.C44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eliz Nat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5];[.I$4:.J$39];2)" table:style-name="ce2">
            <text:p>01/01/17</text:p>
          </table:table-cell>
          <table:table-cell office:value-type="date" office:date-value="2017-02-20T00:00:00" table:formula="of:=VLOOKUP([.C45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gueirópolis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6];[.I$4:.J$39];2)" table:style-name="ce2">
            <text:p>01/01/17</text:p>
          </table:table-cell>
          <table:table-cell office:value-type="date" office:date-value="2017-02-20T00:00:00" table:formula="of:=VLOOKUP([.C46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aúcha do 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7];[.I$4:.J$39];2)" table:style-name="ce2">
            <text:p>01/01/17</text:p>
          </table:table-cell>
          <table:table-cell office:value-type="date" office:date-value="2017-02-10T00:00:00" table:formula="of:=VLOOKUP([.C47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neral Carnei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8];[.I$4:.J$39];2)" table:style-name="ce2">
            <text:p>01/01/17</text:p>
          </table:table-cell>
          <table:table-cell office:value-type="date" office:date-value="2017-02-10T00:00:00" table:formula="of:=VLOOKUP([.C48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ória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9];[.I$4:.J$39];2)" table:style-name="ce2">
            <text:p>01/01/17</text:p>
          </table:table-cell>
          <table:table-cell office:value-type="date" office:date-value="2017-02-10T00:00:00" table:formula="of:=VLOOKUP([.C4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arant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50];[.I$4:.J$39];2)" table:style-name="ce2">
            <text:p>01/01/17</text:p>
          </table:table-cell>
          <table:table-cell office:value-type="date" office:date-value="2017-03-10T00:00:00" table:formula="of:=VLOOKUP([.C5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rati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51];[.I$4:.J$39];2)" table:style-name="ce2">
            <text:p>01/01/17</text:p>
          </table:table-cell>
          <table:table-cell office:value-type="date" office:date-value="2017-02-10T00:00:00" table:formula="of:=VLOOKUP([.C5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iavaí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2];[.I$4:.J$39];2)" table:style-name="ce2">
            <text:p>01/01/17</text:p>
          </table:table-cell>
          <table:table-cell office:value-type="date" office:date-value="2017-02-20T00:00:00" table:formula="of:=VLOOKUP([.C5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pirang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3];[.I$4:.J$39];2)" table:style-name="ce2">
            <text:p>01/01/17</text:p>
          </table:table-cell>
          <table:table-cell office:value-type="date" office:date-value="2017-02-20T00:00:00" table:formula="of:=VLOOKUP([.C5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nhang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4];[.I$4:.J$39];2)" table:style-name="ce2">
            <text:p>01/01/17</text:p>
          </table:table-cell>
          <table:table-cell office:value-type="date" office:date-value="2017-02-20T00:00:00" table:formula="of:=VLOOKUP([.C5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úb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55];[.I$4:.J$39];2)" table:style-name="ce2">
            <text:p>01/01/17</text:p>
          </table:table-cell>
          <table:table-cell office:value-type="date" office:date-value="2017-02-28T00:00:00" table:formula="of:=VLOOKUP([.C55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iqu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6];[.I$4:.J$39];2)" table:style-name="ce2">
            <text:p>01/01/17</text:p>
          </table:table-cell>
          <table:table-cell office:value-type="date" office:date-value="2017-02-20T00:00:00" table:formula="of:=VLOOKUP([.C5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i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7];[.I$4:.J$39];2)" table:style-name="ce2">
            <text:p>01/01/17</text:p>
          </table:table-cell>
          <table:table-cell office:value-type="date" office:date-value="2017-02-20T00:00:00" table:formula="of:=VLOOKUP([.C5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g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8];[.I$4:.J$39];2)" table:style-name="ce2">
            <text:p>01/01/17</text:p>
          </table:table-cell>
          <table:table-cell office:value-type="date" office:date-value="2017-02-20T00:00:00" table:formula="of:=VLOOKUP([.C5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ur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9];[.I$4:.J$39];2)" table:style-name="ce2">
            <text:p>01/01/17</text:p>
          </table:table-cell>
          <table:table-cell office:value-type="date" office:date-value="2017-02-20T00:00:00" table:formula="of:=VLOOKUP([.C5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0];[.I$4:.J$39];2)" table:style-name="ce2">
            <text:p>01/01/17</text:p>
          </table:table-cell>
          <table:table-cell office:value-type="date" office:date-value="2017-02-28T00:00:00" table:formula="of:=VLOOKUP([.C60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ín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1];[.I$4:.J$39];2)" table:style-name="ce2">
            <text:p>01/01/17</text:p>
          </table:table-cell>
          <table:table-cell office:value-type="date" office:date-value="2017-02-20T00:00:00" table:formula="of:=VLOOKUP([.C6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ru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2];[.I$4:.J$39];2)" table:style-name="ce2">
            <text:p>01/01/17</text:p>
          </table:table-cell>
          <table:table-cell office:value-type="date" office:date-value="2017-02-28T00:00:00" table:formula="of:=VLOOKUP([.C6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cime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3];[.I$4:.J$39];2)" table:style-name="ce2">
            <text:p>01/01/17</text:p>
          </table:table-cell>
          <table:table-cell office:value-type="date" office:date-value="2017-02-20T00:00:00" table:formula="of:=VLOOKUP([.C6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bari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4];[.I$4:.J$39];2)" table:style-name="ce2">
            <text:p>01/01/17</text:p>
          </table:table-cell>
          <table:table-cell office:value-type="date" office:date-value="2017-02-10T00:00:00" table:formula="of:=VLOOKUP([.C6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s do Rio Verd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5];[.I$4:.J$39];2)" table:style-name="ce2">
            <text:p>01/01/17</text:p>
          </table:table-cell>
          <table:table-cell office:value-type="date" office:date-value="2017-02-10T00:00:00" table:formula="of:=VLOOKUP([.C6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6];[.I$4:.J$39];2)" table:style-name="ce2">
            <text:p>01/01/17</text:p>
          </table:table-cell>
          <table:table-cell office:value-type="date" office:date-value="2017-02-28T00:00:00" table:formula="of:=VLOOKUP([.C6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e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7];[.I$4:.J$39];2)" table:style-name="ce2">
            <text:p>01/01/17</text:p>
          </table:table-cell>
          <table:table-cell office:value-type="date" office:date-value="2017-02-28T00:00:00" table:formula="of:=VLOOKUP([.C6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upá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68];[.I$4:.J$39];2)" table:style-name="ce2">
            <text:p>01/01/17</text:p>
          </table:table-cell>
          <table:table-cell office:value-type="date" office:date-value="2017-03-10T00:00:00" table:formula="of:=VLOOKUP([.C68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assol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9];[.I$4:.J$39];2)" table:style-name="ce2">
            <text:p>01/01/17</text:p>
          </table:table-cell>
          <table:table-cell office:value-type="date" office:date-value="2017-02-10T00:00:00" table:formula="of:=VLOOKUP([.C6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br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0];[.I$4:.J$39];2)" table:style-name="ce2">
            <text:p>01/01/17</text:p>
          </table:table-cell>
          <table:table-cell office:value-type="date" office:date-value="2017-02-20T00:00:00" table:formula="of:=VLOOKUP([.C7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te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1];[.I$4:.J$39];2)" table:style-name="ce2">
            <text:p>01/01/17</text:p>
          </table:table-cell>
          <table:table-cell office:value-type="date" office:date-value="2017-02-20T00:00:00" table:formula="of:=VLOOKUP([.C7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ssa Senhora do Livrament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2];[.I$4:.J$39];2)" table:style-name="ce2">
            <text:p>01/01/17</text:p>
          </table:table-cell>
          <table:table-cell office:value-type="date" office:date-value="2017-02-10T00:00:00" table:formula="of:=VLOOKUP([.C72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andeirante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3];[.I$4:.J$39];2)" table:style-name="ce2">
            <text:p>01/01/17</text:p>
          </table:table-cell>
          <table:table-cell office:value-type="date" office:date-value="2017-03-10T00:00:00" table:formula="of:=VLOOKUP([.C73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ras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4];[.I$4:.J$39];2)" table:style-name="ce2">
            <text:p>01/01/17</text:p>
          </table:table-cell>
          <table:table-cell office:value-type="date" office:date-value="2017-02-20T00:00:00" table:formula="of:=VLOOKUP([.C7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Cana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5];[.I$4:.J$39];2)" table:style-name="ce2">
            <text:p>01/01/17</text:p>
          </table:table-cell>
          <table:table-cell office:value-type="date" office:date-value="2017-03-10T00:00:00" table:formula="of:=VLOOKUP([.C75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Guarit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6];[.I$4:.J$39];2)" table:style-name="ce2">
            <text:p>01/01/17</text:p>
          </table:table-cell>
          <table:table-cell office:value-type="date" office:date-value="2017-03-10T00:00:00" table:formula="of:=VLOOKUP([.C7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7];[.I$4:.J$39];2)" table:style-name="ce2">
            <text:p>01/01/17</text:p>
          </table:table-cell>
          <table:table-cell office:value-type="date" office:date-value="2017-02-20T00:00:00" table:formula="of:=VLOOKUP([.C7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8];[.I$4:.J$39];2)" table:style-name="ce2">
            <text:p>01/01/17</text:p>
          </table:table-cell>
          <table:table-cell office:value-type="date" office:date-value="2017-02-20T00:00:00" table:formula="of:=VLOOKUP([.C7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ngá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9];[.I$4:.J$39];2)" table:style-name="ce2">
            <text:p>01/01/17</text:p>
          </table:table-cell>
          <table:table-cell office:value-type="date" office:date-value="2017-02-10T00:00:00" table:formula="of:=VLOOKUP([.C7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onte Verd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80];[.I$4:.J$39];2)" table:style-name="ce2">
            <text:p>01/01/17</text:p>
          </table:table-cell>
          <table:table-cell office:value-type="date" office:date-value="2017-03-10T00:00:00" table:formula="of:=VLOOKUP([.C8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utu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1];[.I$4:.J$39];2)" table:style-name="ce2">
            <text:p>01/01/17</text:p>
          </table:table-cell>
          <table:table-cell office:value-type="date" office:date-value="2017-02-20T00:00:00" table:formula="of:=VLOOKUP([.C8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Nazaré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2];[.I$4:.J$39];2)" table:style-name="ce2">
            <text:p>01/01/17</text:p>
          </table:table-cell>
          <table:table-cell office:value-type="date" office:date-value="2017-01-31T00:00:00" table:formula="of:=VLOOKUP([.C82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Olímp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83];[.I$4:.J$39];2)" table:style-name="ce2">
            <text:p>01/01/17</text:p>
          </table:table-cell>
          <table:table-cell office:value-type="date" office:date-value="2017-02-10T00:00:00" table:formula="of:=VLOOKUP([.C83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Santa Hel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84];[.I$4:.J$39];2)" table:style-name="ce2">
            <text:p>01/01/17</text:p>
          </table:table-cell>
          <table:table-cell office:value-type="date" office:date-value="2017-02-28T00:00:00" table:formula="of:=VLOOKUP([.C8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Ubiratã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5];[.I$4:.J$39];2)" table:style-name="ce2">
            <text:p>01/01/17</text:p>
          </table:table-cell>
          <table:table-cell office:value-type="date" office:date-value="2017-02-20T00:00:00" table:formula="of:=VLOOKUP([.C8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Xavanti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6];[.I$4:.J$39];2)" table:style-name="ce2">
            <text:p>01/01/17</text:p>
          </table:table-cell>
          <table:table-cell office:value-type="date" office:date-value="2017-01-31T00:00:00" table:formula="of:=VLOOKUP([.C86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Horizonte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7];[.I$4:.J$39];2)" table:style-name="ce2">
            <text:p>01/01/17</text:p>
          </table:table-cell>
          <table:table-cell office:value-type="date" office:date-value="2017-02-20T00:00:00" table:formula="of:=VLOOKUP([.C8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Mund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88];[.I$4:.J$39];2)" table:style-name="ce2">
            <text:p>01/01/17</text:p>
          </table:table-cell>
          <table:table-cell office:value-type="date" office:date-value="2017-03-20T00:00:00" table:formula="of:=VLOOKUP([.C88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anto Antôni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9];[.I$4:.J$39];2)" table:style-name="ce2">
            <text:p>01/01/17</text:p>
          </table:table-cell>
          <table:table-cell office:value-type="date" office:date-value="2017-02-20T00:00:00" table:formula="of:=VLOOKUP([.C8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ão Joaquim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0];[.I$4:.J$39];2)" table:style-name="ce2">
            <text:p>01/01/17</text:p>
          </table:table-cell>
          <table:table-cell office:value-type="date" office:date-value="2017-02-10T00:00:00" table:formula="of:=VLOOKUP([.C9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í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91];[.I$4:.J$39];2)" table:style-name="ce2">
            <text:p>01/01/17</text:p>
          </table:table-cell>
          <table:table-cell office:value-type="date" office:date-value="2017-03-20T00:00:00" table:formula="of:=VLOOKUP([.C91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ting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2];[.I$4:.J$39];2)" table:style-name="ce2">
            <text:p>01/01/17</text:p>
          </table:table-cell>
          <table:table-cell office:value-type="date" office:date-value="2017-02-20T00:00:00" table:formula="of:=VLOOKUP([.C9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dra Pre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3];[.I$4:.J$39];2)" table:style-name="ce2">
            <text:p>01/01/17</text:p>
          </table:table-cell>
          <table:table-cell office:value-type="date" office:date-value="2017-02-20T00:00:00" table:formula="of:=VLOOKUP([.C9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ixoto De Azeved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94];[.I$4:.J$39];2)" table:style-name="ce2">
            <text:p>01/01/17</text:p>
          </table:table-cell>
          <table:table-cell office:value-type="date" office:date-value="2017-02-28T00:00:00" table:formula="of:=VLOOKUP([.C9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nalto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5];[.I$4:.J$39];2)" table:style-name="ce2">
            <text:p>01/01/17</text:p>
          </table:table-cell>
          <table:table-cell office:value-type="date" office:date-value="2017-02-20T00:00:00" table:formula="of:=VLOOKUP([.C9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coné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6];[.I$4:.J$39];2)" table:style-name="ce2">
            <text:p>01/01/17</text:p>
          </table:table-cell>
          <table:table-cell office:value-type="date" office:date-value="2017-02-10T00:00:00" table:formula="of:=VLOOKUP([.C96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al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7];[.I$4:.J$39];2)" table:style-name="ce2">
            <text:p>01/01/17</text:p>
          </table:table-cell>
          <table:table-cell office:value-type="date" office:date-value="2017-02-10T00:00:00" table:formula="of:=VLOOKUP([.C9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 Bran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8];[.I$4:.J$39];2)" table:style-name="ce2">
            <text:p>01/01/17</text:p>
          </table:table-cell>
          <table:table-cell office:value-type="date" office:date-value="2017-02-10T00:00:00" table:formula="of:=VLOOKUP([.C9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d Lacerd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99];[.I$4:.J$39];2)" table:style-name="ce2">
            <text:p>01/01/17</text:p>
          </table:table-cell>
          <table:table-cell office:value-type="date" office:date-value="2017-01-31T00:00:00" table:formula="of:=VLOOKUP([.C99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E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0];[.I$4:.J$39];2)" table:style-name="ce2">
            <text:p>01/01/17</text:p>
          </table:table-cell>
          <table:table-cell office:value-type="date" office:date-value="2017-02-20T00:00:00" table:formula="of:=VLOOKUP([.C10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Alegre do Nort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1];[.I$4:.J$39];2)" table:style-name="ce2">
            <text:p>01/01/17</text:p>
          </table:table-cell>
          <table:table-cell office:value-type="date" office:date-value="2017-02-28T00:00:00" table:formula="of:=VLOOKUP([.C10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dos Gaúch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2];[.I$4:.J$39];2)" table:style-name="ce2">
            <text:p>01/01/17</text:p>
          </table:table-cell>
          <table:table-cell office:value-type="date" office:date-value="2017-02-20T00:00:00" table:formula="of:=VLOOKUP([.C10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peridiã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3];[.I$4:.J$39];2)" table:style-name="ce2">
            <text:p>01/01/17</text:p>
          </table:table-cell>
          <table:table-cell office:value-type="date" office:date-value="2017-02-20T00:00:00" table:formula="of:=VLOOKUP([.C10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trel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4];[.I$4:.J$39];2)" table:style-name="ce2">
            <text:p>01/01/17</text:p>
          </table:table-cell>
          <table:table-cell office:value-type="date" office:date-value="2017-02-10T00:00:00" table:formula="of:=VLOOKUP([.C10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xoré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5];[.I$4:.J$39];2)" table:style-name="ce2">
            <text:p>01/01/17</text:p>
          </table:table-cell>
          <table:table-cell office:value-type="date" office:date-value="2017-02-20T00:00:00" table:formula="of:=VLOOKUP([.C10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mavera do L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6];[.I$4:.J$39];2)" table:style-name="ce2">
            <text:p>01/01/17</text:p>
          </table:table-cell>
          <table:table-cell office:value-type="date" office:date-value="2017-02-20T00:00:00" table:formula="of:=VLOOKUP([.C10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erênc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7];[.I$4:.J$39];2)" table:style-name="ce2">
            <text:p>01/01/17</text:p>
          </table:table-cell>
          <table:table-cell office:value-type="date" office:date-value="2017-02-20T00:00:00" table:formula="of:=VLOOKUP([.C10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erva do Cabaça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8];[.I$4:.J$39];2)" table:style-name="ce2">
            <text:p>01/01/17</text:p>
          </table:table-cell>
          <table:table-cell office:value-type="date" office:date-value="2017-02-10T00:00:00" table:formula="of:=VLOOKUP([.C10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 Cascalheir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9];[.I$4:.J$39];2)" table:style-name="ce2">
            <text:p>01/01/17</text:p>
          </table:table-cell>
          <table:table-cell office:value-type="date" office:date-value="2017-02-10T00:00:00" table:formula="of:=VLOOKUP([.C10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z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0];[.I$4:.J$39];2)" table:style-name="ce2">
            <text:p>01/01/17</text:p>
          </table:table-cell>
          <table:table-cell office:value-type="date" office:date-value="2017-02-10T00:00:00" table:formula="of:=VLOOKUP([.C11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o Branc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1];[.I$4:.J$39];2)" table:style-name="ce2">
            <text:p>01/01/17</text:p>
          </table:table-cell>
          <table:table-cell office:value-type="date" office:date-value="2017-02-10T00:00:00" table:formula="of:=VLOOKUP([.C11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2];[.I$4:.J$39];2)" table:style-name="ce2">
            <text:p>01/01/17</text:p>
          </table:table-cell>
          <table:table-cell office:value-type="date" office:date-value="2017-02-28T00:00:00" table:formula="of:=VLOOKUP([.C11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nó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3];[.I$4:.J$39];2)" table:style-name="ce2">
            <text:p>01/01/17</text:p>
          </table:table-cell>
          <table:table-cell office:value-type="date" office:date-value="2017-02-20T00:00:00" table:formula="of:=VLOOKUP([.C11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ário 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4];[.I$4:.J$39];2)" table:style-name="ce2">
            <text:p>01/01/17</text:p>
          </table:table-cell>
          <table:table-cell office:value-type="date" office:date-value="2017-02-20T00:00:00" table:formula="of:=VLOOKUP([.C11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to do C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5];[.I$4:.J$39];2)" table:style-name="ce2">
            <text:p>01/01/17</text:p>
          </table:table-cell>
          <table:table-cell office:value-type="date" office:date-value="2017-02-10T00:00:00" table:formula="of:=VLOOKUP([.C11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arme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6];[.I$4:.J$39];2)" table:style-name="ce2">
            <text:p>01/01/17</text:p>
          </table:table-cell>
          <table:table-cell office:value-type="date" office:date-value="2017-02-20T00:00:00" table:formula="of:=VLOOKUP([.C11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ruz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7];[.I$4:.J$39];2)" table:style-name="ce2">
            <text:p>01/01/17</text:p>
          </table:table-cell>
          <table:table-cell office:value-type="date" office:date-value="2017-02-28T00:00:00" table:formula="of:=VLOOKUP([.C11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Rita do Trivelat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8];[.I$4:.J$39];2)" table:style-name="ce2">
            <text:p>01/01/17</text:p>
          </table:table-cell>
          <table:table-cell office:value-type="date" office:date-value="2017-02-20T00:00:00" table:formula="of:=VLOOKUP([.C11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Terezinh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9];[.I$4:.J$39];2)" table:style-name="ce2">
            <text:p>01/01/17</text:p>
          </table:table-cell>
          <table:table-cell office:value-type="date" office:date-value="2017-02-28T00:00:00" table:formula="of:=VLOOKUP([.C119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fons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0];[.I$4:.J$39];2)" table:style-name="ce2">
            <text:p>01/01/17</text:p>
          </table:table-cell>
          <table:table-cell office:value-type="date" office:date-value="2017-02-10T00:00:00" table:formula="of:=VLOOKUP([.C12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1];[.I$4:.J$39];2)" table:style-name="ce2">
            <text:p>01/01/17</text:p>
          </table:table-cell>
          <table:table-cell office:value-type="date" office:date-value="2017-02-10T00:00:00" table:formula="of:=VLOOKUP([.C12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verge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2];[.I$4:.J$39];2)" table:style-name="ce2">
            <text:p>01/01/17</text:p>
          </table:table-cell>
          <table:table-cell office:value-type="date" office:date-value="2017-02-20T00:00:00" table:formula="of:=VLOOKUP([.C12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Félix d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3];[.I$4:.J$39];2)" table:style-name="ce2">
            <text:p>01/01/17</text:p>
          </table:table-cell>
          <table:table-cell office:value-type="date" office:date-value="2017-02-20T00:00:00" table:formula="of:=VLOOKUP([.C12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Pov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4];[.I$4:.J$39];2)" table:style-name="ce2">
            <text:p>01/01/17</text:p>
          </table:table-cell>
          <table:table-cell office:value-type="date" office:date-value="2017-02-10T00:00:00" table:formula="of:=VLOOKUP([.C12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Rio Cla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5];[.I$4:.J$39];2)" table:style-name="ce2">
            <text:p>01/01/17</text:p>
          </table:table-cell>
          <table:table-cell office:value-type="date" office:date-value="2017-02-10T00:00:00" table:formula="of:=VLOOKUP([.C12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26];[.I$4:.J$39];2)" table:style-name="ce2">
            <text:p>01/01/17</text:p>
          </table:table-cell>
          <table:table-cell office:value-type="date" office:date-value="2017-02-28T00:00:00" table:formula="of:=VLOOKUP([.C12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s Quatro Marco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7];[.I$4:.J$39];2)" table:style-name="ce2">
            <text:p>01/01/17</text:p>
          </table:table-cell>
          <table:table-cell office:value-type="date" office:date-value="2017-02-10T00:00:00" table:formula="of:=VLOOKUP([.C12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Pedro da Cip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8];[.I$4:.J$39];2)" table:style-name="ce2">
            <text:p>01/01/17</text:p>
          </table:table-cell>
          <table:table-cell office:value-type="date" office:date-value="2017-02-20T00:00:00" table:formula="of:=VLOOKUP([.C12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pe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9];[.I$4:.J$39];2)" table:style-name="ce2">
            <text:p>01/01/17</text:p>
          </table:table-cell>
          <table:table-cell office:value-type="date" office:date-value="2017-02-20T00:00:00" table:formula="of:=VLOOKUP([.C12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ra Nova Dour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0];[.I$4:.J$39];2)" table:style-name="ce2">
            <text:p>01/01/17</text:p>
          </table:table-cell>
          <table:table-cell office:value-type="date" office:date-value="2017-02-20T00:00:00" table:formula="of:=VLOOKUP([.C13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1];[.I$4:.J$39];2)" table:style-name="ce2">
            <text:p>01/01/17</text:p>
          </table:table-cell>
          <table:table-cell office:value-type="date" office:date-value="2017-02-28T00:00:00" table:formula="of:=VLOOKUP([.C13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ris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2];[.I$4:.J$39];2)" table:style-name="ce2">
            <text:p>01/01/17</text:p>
          </table:table-cell>
          <table:table-cell office:value-type="date" office:date-value="2017-02-20T00:00:00" table:formula="of:=VLOOKUP([.C13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apor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3];[.I$4:.J$39];2)" table:style-name="ce2">
            <text:p>01/01/17</text:p>
          </table:table-cell>
          <table:table-cell office:value-type="date" office:date-value="2017-02-28T00:00:00" table:formula="of:=VLOOKUP([.C133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gará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4];[.I$4:.J$39];2)" table:style-name="ce2">
            <text:p>01/01/17</text:p>
          </table:table-cell>
          <table:table-cell office:value-type="date" office:date-value="2017-02-20T00:00:00" table:formula="of:=VLOOKUP([.C13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pura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5];[.I$4:.J$39];2)" table:style-name="ce2">
            <text:p>01/01/17</text:p>
          </table:table-cell>
          <table:table-cell office:value-type="date" office:date-value="2017-02-10T00:00:00" table:formula="of:=VLOOKUP([.C13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a Nova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136];[.I$4:.J$39];2)" table:style-name="ce2">
            <text:p>01/01/17</text:p>
          </table:table-cell>
          <table:table-cell office:value-type="date" office:date-value="2017-03-10T00:00:00" table:formula="of:=VLOOKUP([.C13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ou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7];[.I$4:.J$39];2)" table:style-name="ce2">
            <text:p>01/01/17</text:p>
          </table:table-cell>
          <table:table-cell office:value-type="date" office:date-value="2017-02-10T00:00:00" table:formula="of:=VLOOKUP([.C13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rixor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8];[.I$4:.J$39];2)" table:style-name="ce2">
            <text:p>01/01/17</text:p>
          </table:table-cell>
          <table:table-cell office:value-type="date" office:date-value="2017-02-10T00:00:00" table:formula="of:=VLOOKUP([.C13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ão do Su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9];[.I$4:.J$39];2)" table:style-name="ce2">
            <text:p>01/01/17</text:p>
          </table:table-cell>
          <table:table-cell office:value-type="date" office:date-value="2017-02-20T00:00:00" table:formula="of:=VLOOKUP([.C13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 de São Doming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0];[.I$4:.J$39];2)" table:style-name="ce2">
            <text:p>01/01/17</text:p>
          </table:table-cell>
          <table:table-cell office:value-type="date" office:date-value="2017-02-20T00:00:00" table:formula="of:=VLOOKUP([.C14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árzea Gran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1];[.I$4:.J$39];2)" table:style-name="ce2">
            <text:p>01/01/17</text:p>
          </table:table-cell>
          <table:table-cell office:value-type="date" office:date-value="2017-02-20T00:00:00" table:formula="of:=VLOOKUP([.C14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2];[.I$4:.J$39];2)" table:style-name="ce2">
            <text:p>01/01/17</text:p>
          </table:table-cell>
          <table:table-cell office:value-type="date" office:date-value="2017-02-20T00:00:00" table:formula="of:=VLOOKUP([.C14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Bela da Santíssima Trinda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3];[.I$4:.J$39];2)" table:style-name="ce2">
            <text:p>01/01/17</text:p>
          </table:table-cell>
          <table:table-cell office:value-type="date" office:date-value="2017-02-20T00:00:00" table:formula="of:=VLOOKUP([.C14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Ric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44];[.I$4:.J$39];2)" table:style-name="ce2">
            <text:p>01/01/17</text:p>
          </table:table-cell>
          <table:table-cell office:value-type="date" office:date-value="2017-02-28T00:00:00" table:formula="of:=VLOOKUP([.C14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Result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45];[.I$4:.J$39];2)" table:style-name="ce2">
            <text:p>01/01/17</text:p>
          </table:table-cell>
          <table:table-cell office:value-type="date" office:date-value="2017-03-20T00:00:00" table:formula="of:=VLOOKUP([.C145];[.I$4:.K$39];3)" table:style-name="ce2">
            <text:p>03/20/17</text:p>
          </table:table-cell>
          <table:table-cell table:number-columns-repeated="16379"/>
        </table:table-row>
        <table:table-row table:number-rows-repeated="1048431" table:style-name="ro1">
          <table:table-cell table:number-columns-repeated="16384"/>
        </table:table-row>
      </table:table>
      <table:table table:name="Corn_2nd_pasture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">
            <text:p>munic</text:p>
          </table:table-cell>
          <table:table-cell office:value-type="string" table:style-name="ce4">
            <text:p>Min - min_start</text:p>
          </table:table-cell>
          <table:table-cell office:value-type="string" table:style-name="ce3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corizal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date" office:date-value="2017-02-01T00:00:00" table:formula="of:=VLOOKUP([.B2];[corn_2nd_crop.I$4:.K$39];2)" table:style-name="ce2">
            <text:p>02/01/17</text:p>
          </table:table-cell>
          <table:table-cell office:value-type="date" office:date-value="2017-03-10T00:00:00" table:formula="of:=VLOOKUP([.C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Água Bo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3];[corn_2nd_crop.I$4:.K$39];2)" table:style-name="ce2">
            <text:p>02/01/17</text:p>
          </table:table-cell>
          <table:table-cell office:value-type="date" office:date-value="2017-02-28T00:00:00" table:formula="of:=VLOOKUP([.C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a Flore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];[corn_2nd_crop.I$4:.K$39];2)" table:style-name="ce2">
            <text:p>02/01/17</text:p>
          </table:table-cell>
          <table:table-cell office:value-type="date" office:date-value="2017-03-10T00:00:00" table:formula="of:=VLOOKUP([.C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];[corn_2nd_crop.I$4:.K$39];2)" table:style-name="ce2">
            <text:p>02/01/17</text:p>
          </table:table-cell>
          <table:table-cell office:value-type="date" office:date-value="2017-03-10T00:00:00" table:formula="of:=VLOOKUP([.C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Boa Vi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];[corn_2nd_crop.I$4:.K$39];2)" table:style-name="ce2">
            <text:p>02/01/17</text:p>
          </table:table-cell>
          <table:table-cell office:value-type="date" office:date-value="2017-03-10T00:00:00" table:formula="of:=VLOOKUP([.C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Garça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];[corn_2nd_crop.I$4:.K$39];2)" table:style-name="ce2">
            <text:p>02/01/17</text:p>
          </table:table-cell>
          <table:table-cell office:value-type="date" office:date-value="2017-03-10T00:00:00" table:formula="of:=VLOOKUP([.C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Paragua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];[corn_2nd_crop.I$4:.K$39];2)" table:style-name="ce2">
            <text:p>02/01/17</text:p>
          </table:table-cell>
          <table:table-cell office:value-type="date" office:date-value="2017-03-10T00:00:00" table:formula="of:=VLOOKUP([.C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Taquar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];[corn_2nd_crop.I$4:.K$39];2)" table:style-name="ce2">
            <text:p>02/01/17</text:p>
          </table:table-cell>
          <table:table-cell office:value-type="date" office:date-value="2017-03-10T00:00:00" table:formula="of:=VLOOKUP([.C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piacá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];[corn_2nd_crop.I$4:.K$39];2)" table:style-name="ce2">
            <text:p>02/01/17</text:p>
          </table:table-cell>
          <table:table-cell office:value-type="date" office:date-value="2017-03-10T00:00:00" table:formula="of:=VLOOKUP([.C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a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1];[corn_2nd_crop.I$4:.K$39];2)" table:style-name="ce2">
            <text:p>02/01/17</text:p>
          </table:table-cell>
          <table:table-cell office:value-type="date" office:date-value="2017-02-20T00:00:00" table:formula="of:=VLOOKUP([.C1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];[corn_2nd_crop.I$4:.K$39];2)" table:style-name="ce2">
            <text:p>02/01/17</text:p>
          </table:table-cell>
          <table:table-cell office:value-type="date" office:date-value="2017-02-28T00:00:00" table:formula="of:=VLOOKUP([.C1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putang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];[corn_2nd_crop.I$4:.K$39];2)" table:style-name="ce2">
            <text:p>02/01/17</text:p>
          </table:table-cell>
          <table:table-cell office:value-type="date" office:date-value="2017-03-10T00:00:00" table:formula="of:=VLOOKUP([.C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enápol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];[corn_2nd_crop.I$4:.K$39];2)" table:style-name="ce2">
            <text:p>02/01/17</text:p>
          </table:table-cell>
          <table:table-cell office:value-type="date" office:date-value="2017-03-10T00:00:00" table:formula="of:=VLOOKUP([.C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ipuan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5];[corn_2nd_crop.I$4:.K$39];2)" table:style-name="ce2">
            <text:p>02/01/17</text:p>
          </table:table-cell>
          <table:table-cell office:value-type="date" office:date-value="2017-03-10T00:00:00" table:formula="of:=VLOOKUP([.C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ão de Melgaç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6];[corn_2nd_crop.I$4:.K$39];2)" table:style-name="ce2">
            <text:p>02/01/17</text:p>
          </table:table-cell>
          <table:table-cell office:value-type="date" office:date-value="2017-02-28T00:00:00" table:formula="of:=VLOOKUP([.C1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Bug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7];[corn_2nd_crop.I$4:.K$39];2)" table:style-name="ce2">
            <text:p>02/01/17</text:p>
          </table:table-cell>
          <table:table-cell office:value-type="date" office:date-value="2017-03-10T00:00:00" table:formula="of:=VLOOKUP([.C1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Garças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8];[corn_2nd_crop.I$4:.K$39];2)" table:style-name="ce2">
            <text:p>02/01/17</text:p>
          </table:table-cell>
          <table:table-cell office:value-type="date" office:date-value="2017-02-20T00:00:00" table:formula="of:=VLOOKUP([.C1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m Jesus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9];[corn_2nd_crop.I$4:.K$39];2)" table:style-name="ce2">
            <text:p>02/01/17</text:p>
          </table:table-cell>
          <table:table-cell office:value-type="date" office:date-value="2017-02-28T00:00:00" table:formula="of:=VLOOKUP([.C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ras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0];[corn_2nd_crop.I$4:.K$39];2)" table:style-name="ce2">
            <text:p>02/01/17</text:p>
          </table:table-cell>
          <table:table-cell office:value-type="date" office:date-value="2017-03-10T00:00:00" table:formula="of:=VLOOKUP([.C2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ácere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1];[corn_2nd_crop.I$4:.K$39];2)" table:style-name="ce2">
            <text:p>02/01/17</text:p>
          </table:table-cell>
          <table:table-cell office:value-type="date" office:date-value="2017-02-28T00:00:00" table:formula="of:=VLOOKUP([.C2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iná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2];[corn_2nd_crop.I$4:.K$39];2)" table:style-name="ce2">
            <text:p>02/01/17</text:p>
          </table:table-cell>
          <table:table-cell office:value-type="date" office:date-value="2017-02-28T00:00:00" table:formula="of:=VLOOKUP([.C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Novo do Parec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3];[corn_2nd_crop.I$4:.K$39];2)" table:style-name="ce2">
            <text:p>02/01/17</text:p>
          </table:table-cell>
          <table:table-cell office:value-type="date" office:date-value="2017-03-10T00:00:00" table:formula="of:=VLOOKUP([.C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4];[corn_2nd_crop.I$4:.K$39];2)" table:style-name="ce2">
            <text:p>02/01/17</text:p>
          </table:table-cell>
          <table:table-cell office:value-type="date" office:date-value="2017-03-10T00:00:00" table:formula="of:=VLOOKUP([.C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s de Júli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5];[corn_2nd_crop.I$4:.K$39];2)" table:style-name="ce2">
            <text:p>02/01/17</text:p>
          </table:table-cell>
          <table:table-cell office:value-type="date" office:date-value="2017-03-10T00:00:00" table:formula="of:=VLOOKUP([.C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bra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6];[corn_2nd_crop.I$4:.K$39];2)" table:style-name="ce2">
            <text:p>02/01/17</text:p>
          </table:table-cell>
          <table:table-cell office:value-type="date" office:date-value="2017-03-10T00:00:00" table:formula="of:=VLOOKUP([.C2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ran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7];[corn_2nd_crop.I$4:.K$39];2)" table:style-name="ce2">
            <text:p>02/01/17</text:p>
          </table:table-cell>
          <table:table-cell office:value-type="date" office:date-value="2017-02-28T00:00:00" table:formula="of:=VLOOKUP([.C2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lin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8];[corn_2nd_crop.I$4:.K$39];2)" table:style-name="ce2">
            <text:p>02/01/17</text:p>
          </table:table-cell>
          <table:table-cell office:value-type="date" office:date-value="2017-03-10T00:00:00" table:formula="of:=VLOOKUP([.C2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stanhe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9];[corn_2nd_crop.I$4:.K$39];2)" table:style-name="ce2">
            <text:p>02/01/17</text:p>
          </table:table-cell>
          <table:table-cell office:value-type="date" office:date-value="2017-03-10T00:00:00" table:formula="of:=VLOOKUP([.C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hapada dos Guimarã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0];[corn_2nd_crop.I$4:.K$39];2)" table:style-name="ce2">
            <text:p>02/01/17</text:p>
          </table:table-cell>
          <table:table-cell office:value-type="date" office:date-value="2017-03-10T00:00:00" table:formula="of:=VLOOKUP([.C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láu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1];[corn_2nd_crop.I$4:.K$39];2)" table:style-name="ce2">
            <text:p>02/01/17</text:p>
          </table:table-cell>
          <table:table-cell office:value-type="date" office:date-value="2017-03-10T00:00:00" table:formula="of:=VLOOKUP([.C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calinh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32];[corn_2nd_crop.I$4:.K$39];2)" table:style-name="ce2">
            <text:p>02/01/17</text:p>
          </table:table-cell>
          <table:table-cell office:value-type="date" office:date-value="2017-02-20T00:00:00" table:formula="of:=VLOOKUP([.C32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íder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3];[corn_2nd_crop.I$4:.K$39];2)" table:style-name="ce2">
            <text:p>02/01/17</text:p>
          </table:table-cell>
          <table:table-cell office:value-type="date" office:date-value="2017-03-10T00:00:00" table:formula="of:=VLOOKUP([.C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niz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4];[corn_2nd_crop.I$4:.K$39];2)" table:style-name="ce2">
            <text:p>02/01/17</text:p>
          </table:table-cell>
          <table:table-cell office:value-type="date" office:date-value="2017-03-10T00:00:00" table:formula="of:=VLOOKUP([.C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odo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5];[corn_2nd_crop.I$4:.K$39];2)" table:style-name="ce2">
            <text:p>02/01/17</text:p>
          </table:table-cell>
          <table:table-cell office:value-type="date" office:date-value="2017-03-10T00:00:00" table:formula="of:=VLOOKUP([.C3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fres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6];[corn_2nd_crop.I$4:.K$39];2)" table:style-name="ce2">
            <text:p>02/01/17</text:p>
          </table:table-cell>
          <table:table-cell office:value-type="date" office:date-value="2017-03-10T00:00:00" table:formula="of:=VLOOKUP([.C3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quista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7];[corn_2nd_crop.I$4:.K$39];2)" table:style-name="ce2">
            <text:p>02/01/17</text:p>
          </table:table-cell>
          <table:table-cell office:value-type="date" office:date-value="2017-03-10T00:00:00" table:formula="of:=VLOOKUP([.C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triguaç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8];[corn_2nd_crop.I$4:.K$39];2)" table:style-name="ce2">
            <text:p>02/01/17</text:p>
          </table:table-cell>
          <table:table-cell office:value-type="date" office:date-value="2017-03-10T00:00:00" table:formula="of:=VLOOKUP([.C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iab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9];[corn_2nd_crop.I$4:.K$39];2)" table:style-name="ce2">
            <text:p>02/01/17</text:p>
          </table:table-cell>
          <table:table-cell office:value-type="date" office:date-value="2017-03-10T00:00:00" table:formula="of:=VLOOKUP([.C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rv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0];[corn_2nd_crop.I$4:.K$39];2)" table:style-name="ce2">
            <text:p>02/01/17</text:p>
          </table:table-cell>
          <table:table-cell office:value-type="date" office:date-value="2017-03-10T00:00:00" table:formula="of:=VLOOKUP([.C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nis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1];[corn_2nd_crop.I$4:.K$39];2)" table:style-name="ce2">
            <text:p>02/01/17</text:p>
          </table:table-cell>
          <table:table-cell office:value-type="date" office:date-value="2017-03-10T00:00:00" table:formula="of:=VLOOKUP([.C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iamantin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2];[corn_2nd_crop.I$4:.K$39];2)" table:style-name="ce2">
            <text:p>02/01/17</text:p>
          </table:table-cell>
          <table:table-cell office:value-type="date" office:date-value="2017-03-10T00:00:00" table:formula="of:=VLOOKUP([.C4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om Aquin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3];[corn_2nd_crop.I$4:.K$39];2)" table:style-name="ce2">
            <text:p>02/01/17</text:p>
          </table:table-cell>
          <table:table-cell office:value-type="date" office:date-value="2017-02-28T00:00:00" table:formula="of:=VLOOKUP([.C4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eliz Nat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4];[corn_2nd_crop.I$4:.K$39];2)" table:style-name="ce2">
            <text:p>02/01/17</text:p>
          </table:table-cell>
          <table:table-cell office:value-type="date" office:date-value="2017-03-10T00:00:00" table:formula="of:=VLOOKUP([.C4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gueirópolis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5];[corn_2nd_crop.I$4:.K$39];2)" table:style-name="ce2">
            <text:p>02/01/17</text:p>
          </table:table-cell>
          <table:table-cell office:value-type="date" office:date-value="2017-03-10T00:00:00" table:formula="of:=VLOOKUP([.C4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aúcha do Nor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6];[corn_2nd_crop.I$4:.K$39];2)" table:style-name="ce2">
            <text:p>02/01/17</text:p>
          </table:table-cell>
          <table:table-cell office:value-type="date" office:date-value="2017-02-28T00:00:00" table:formula="of:=VLOOKUP([.C4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eneral Carnei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7];[corn_2nd_crop.I$4:.K$39];2)" table:style-name="ce2">
            <text:p>02/01/17</text:p>
          </table:table-cell>
          <table:table-cell office:value-type="date" office:date-value="2017-02-28T00:00:00" table:formula="of:=VLOOKUP([.C4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lória d'O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8];[corn_2nd_crop.I$4:.K$39];2)" table:style-name="ce2">
            <text:p>02/01/17</text:p>
          </table:table-cell>
          <table:table-cell office:value-type="date" office:date-value="2017-02-28T00:00:00" table:formula="of:=VLOOKUP([.C4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arant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9];[corn_2nd_crop.I$4:.K$39];2)" table:style-name="ce2">
            <text:p>02/01/17</text:p>
          </table:table-cell>
          <table:table-cell office:value-type="date" office:date-value="2017-03-10T00:00:00" table:formula="of:=VLOOKUP([.C4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ir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50];[corn_2nd_crop.I$4:.K$39];2)" table:style-name="ce2">
            <text:p>02/01/17</text:p>
          </table:table-cell>
          <table:table-cell office:value-type="date" office:date-value="2017-02-28T00:00:00" table:formula="of:=VLOOKUP([.C5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diavaí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1];[corn_2nd_crop.I$4:.K$39];2)" table:style-name="ce2">
            <text:p>02/01/17</text:p>
          </table:table-cell>
          <table:table-cell office:value-type="date" office:date-value="2017-03-10T00:00:00" table:formula="of:=VLOOKUP([.C5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pirang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2];[corn_2nd_crop.I$4:.K$39];2)" table:style-name="ce2">
            <text:p>02/01/17</text:p>
          </table:table-cell>
          <table:table-cell office:value-type="date" office:date-value="2017-03-10T00:00:00" table:formula="of:=VLOOKUP([.C5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nha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3];[corn_2nd_crop.I$4:.K$39];2)" table:style-name="ce2">
            <text:p>02/01/17</text:p>
          </table:table-cell>
          <table:table-cell office:value-type="date" office:date-value="2017-03-10T00:00:00" table:formula="of:=VLOOKUP([.C5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úb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4];[corn_2nd_crop.I$4:.K$39];2)" table:style-name="ce2">
            <text:p>02/01/17</text:p>
          </table:table-cell>
          <table:table-cell office:value-type="date" office:date-value="2017-03-10T00:00:00" table:formula="of:=VLOOKUP([.C5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iqu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5];[corn_2nd_crop.I$4:.K$39];2)" table:style-name="ce2">
            <text:p>02/01/17</text:p>
          </table:table-cell>
          <table:table-cell office:value-type="date" office:date-value="2017-03-10T00:00:00" table:formula="of:=VLOOKUP([.C5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ci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6];[corn_2nd_crop.I$4:.K$39];2)" table:style-name="ce2">
            <text:p>02/01/17</text:p>
          </table:table-cell>
          <table:table-cell office:value-type="date" office:date-value="2017-03-10T00:00:00" table:formula="of:=VLOOKUP([.C5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nga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7];[corn_2nd_crop.I$4:.K$39];2)" table:style-name="ce2">
            <text:p>02/01/17</text:p>
          </table:table-cell>
          <table:table-cell office:value-type="date" office:date-value="2017-03-10T00:00:00" table:formula="of:=VLOOKUP([.C5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ur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8];[corn_2nd_crop.I$4:.K$39];2)" table:style-name="ce2">
            <text:p>02/01/17</text:p>
          </table:table-cell>
          <table:table-cell office:value-type="date" office:date-value="2017-03-10T00:00:00" table:formula="of:=VLOOKUP([.C5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9];[corn_2nd_crop.I$4:.K$39];2)" table:style-name="ce2">
            <text:p>02/01/17</text:p>
          </table:table-cell>
          <table:table-cell office:value-type="date" office:date-value="2017-03-10T00:00:00" table:formula="of:=VLOOKUP([.C5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í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0];[corn_2nd_crop.I$4:.K$39];2)" table:style-name="ce2">
            <text:p>02/01/17</text:p>
          </table:table-cell>
          <table:table-cell office:value-type="date" office:date-value="2017-03-10T00:00:00" table:formula="of:=VLOOKUP([.C6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ru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1];[corn_2nd_crop.I$4:.K$39];2)" table:style-name="ce2">
            <text:p>02/01/17</text:p>
          </table:table-cell>
          <table:table-cell office:value-type="date" office:date-value="2017-03-10T00:00:00" table:formula="of:=VLOOKUP([.C6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scim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2];[corn_2nd_crop.I$4:.K$39];2)" table:style-name="ce2">
            <text:p>02/01/17</text:p>
          </table:table-cell>
          <table:table-cell office:value-type="date" office:date-value="2017-02-28T00:00:00" table:formula="of:=VLOOKUP([.C6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mbari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3];[corn_2nd_crop.I$4:.K$39];2)" table:style-name="ce2">
            <text:p>02/01/17</text:p>
          </table:table-cell>
          <table:table-cell office:value-type="date" office:date-value="2017-03-10T00:00:00" table:formula="of:=VLOOKUP([.C6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as do Ri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4];[corn_2nd_crop.I$4:.K$39];2)" table:style-name="ce2">
            <text:p>02/01/17</text:p>
          </table:table-cell>
          <table:table-cell office:value-type="date" office:date-value="2017-03-10T00:00:00" table:formula="of:=VLOOKUP([.C6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ia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5];[corn_2nd_crop.I$4:.K$39];2)" table:style-name="ce2">
            <text:p>02/01/17</text:p>
          </table:table-cell>
          <table:table-cell office:value-type="date" office:date-value="2017-02-28T00:00:00" table:formula="of:=VLOOKUP([.C6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rc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6];[corn_2nd_crop.I$4:.K$39];2)" table:style-name="ce2">
            <text:p>02/01/17</text:p>
          </table:table-cell>
          <table:table-cell office:value-type="date" office:date-value="2017-03-10T00:00:00" table:formula="of:=VLOOKUP([.C6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tup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7];[corn_2nd_crop.I$4:.K$39];2)" table:style-name="ce2">
            <text:p>02/01/17</text:p>
          </table:table-cell>
          <table:table-cell office:value-type="date" office:date-value="2017-03-10T00:00:00" table:formula="of:=VLOOKUP([.C6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irassol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8];[corn_2nd_crop.I$4:.K$39];2)" table:style-name="ce2">
            <text:p>02/01/17</text:p>
          </table:table-cell>
          <table:table-cell office:value-type="date" office:date-value="2017-03-10T00:00:00" table:formula="of:=VLOOKUP([.C6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b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9];[corn_2nd_crop.I$4:.K$39];2)" table:style-name="ce2">
            <text:p>02/01/17</text:p>
          </table:table-cell>
          <table:table-cell office:value-type="date" office:date-value="2017-03-10T00:00:00" table:formula="of:=VLOOKUP([.C6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rt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0];[corn_2nd_crop.I$4:.K$39];2)" table:style-name="ce2">
            <text:p>02/01/17</text:p>
          </table:table-cell>
          <table:table-cell office:value-type="date" office:date-value="2017-03-10T00:00:00" table:formula="of:=VLOOKUP([.C7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ssa Senhora do Livrament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71];[corn_2nd_crop.I$4:.K$39];2)" table:style-name="ce2">
            <text:p>02/01/17</text:p>
          </table:table-cell>
          <table:table-cell office:value-type="date" office:date-value="2017-02-28T00:00:00" table:formula="of:=VLOOKUP([.C7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andeirant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2];[corn_2nd_crop.I$4:.K$39];2)" table:style-name="ce2">
            <text:p>02/01/17</text:p>
          </table:table-cell>
          <table:table-cell office:value-type="date" office:date-value="2017-03-10T00:00:00" table:formula="of:=VLOOKUP([.C7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ras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3];[corn_2nd_crop.I$4:.K$39];2)" table:style-name="ce2">
            <text:p>02/01/17</text:p>
          </table:table-cell>
          <table:table-cell office:value-type="date" office:date-value="2017-03-10T00:00:00" table:formula="of:=VLOOKUP([.C7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Cana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4];[corn_2nd_crop.I$4:.K$39];2)" table:style-name="ce2">
            <text:p>02/01/17</text:p>
          </table:table-cell>
          <table:table-cell office:value-type="date" office:date-value="2017-03-10T00:00:00" table:formula="of:=VLOOKUP([.C7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Guari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5];[corn_2nd_crop.I$4:.K$39];2)" table:style-name="ce2">
            <text:p>02/01/17</text:p>
          </table:table-cell>
          <table:table-cell office:value-type="date" office:date-value="2017-03-10T00:00:00" table:formula="of:=VLOOKUP([.C7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6];[corn_2nd_crop.I$4:.K$39];2)" table:style-name="ce2">
            <text:p>02/01/17</text:p>
          </table:table-cell>
          <table:table-cell office:value-type="date" office:date-value="2017-03-10T00:00:00" table:formula="of:=VLOOKUP([.C7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7];[corn_2nd_crop.I$4:.K$39];2)" table:style-name="ce2">
            <text:p>02/01/17</text:p>
          </table:table-cell>
          <table:table-cell office:value-type="date" office:date-value="2017-03-10T00:00:00" table:formula="of:=VLOOKUP([.C7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8];[corn_2nd_crop.I$4:.K$39];2)" table:style-name="ce2">
            <text:p>02/01/17</text:p>
          </table:table-cell>
          <table:table-cell office:value-type="date" office:date-value="2017-03-10T00:00:00" table:formula="of:=VLOOKUP([.C7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onte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9];[corn_2nd_crop.I$4:.K$39];2)" table:style-name="ce2">
            <text:p>02/01/17</text:p>
          </table:table-cell>
          <table:table-cell office:value-type="date" office:date-value="2017-03-10T00:00:00" table:formula="of:=VLOOKUP([.C7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utu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0];[corn_2nd_crop.I$4:.K$39];2)" table:style-name="ce2">
            <text:p>02/01/17</text:p>
          </table:table-cell>
          <table:table-cell office:value-type="date" office:date-value="2017-03-10T00:00:00" table:formula="of:=VLOOKUP([.C8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Nazaré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1];[corn_2nd_crop.I$4:.K$39];2)" table:style-name="ce2">
            <text:p>02/01/17</text:p>
          </table:table-cell>
          <table:table-cell office:value-type="date" office:date-value="2017-02-20T00:00:00" table:formula="of:=VLOOKUP([.C8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Olímp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2];[corn_2nd_crop.I$4:.K$39];2)" table:style-name="ce2">
            <text:p>02/01/17</text:p>
          </table:table-cell>
          <table:table-cell office:value-type="date" office:date-value="2017-03-10T00:00:00" table:formula="of:=VLOOKUP([.C8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Santa Hel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3];[corn_2nd_crop.I$4:.K$39];2)" table:style-name="ce2">
            <text:p>02/01/17</text:p>
          </table:table-cell>
          <table:table-cell office:value-type="date" office:date-value="2017-03-10T00:00:00" table:formula="of:=VLOOKUP([.C8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Ubirat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4];[corn_2nd_crop.I$4:.K$39];2)" table:style-name="ce2">
            <text:p>02/01/17</text:p>
          </table:table-cell>
          <table:table-cell office:value-type="date" office:date-value="2017-03-10T00:00:00" table:formula="of:=VLOOKUP([.C8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Xavanti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5];[corn_2nd_crop.I$4:.K$39];2)" table:style-name="ce2">
            <text:p>02/01/17</text:p>
          </table:table-cell>
          <table:table-cell office:value-type="date" office:date-value="2017-02-20T00:00:00" table:formula="of:=VLOOKUP([.C85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Horizont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6];[corn_2nd_crop.I$4:.K$39];2)" table:style-name="ce2">
            <text:p>02/01/17</text:p>
          </table:table-cell>
          <table:table-cell office:value-type="date" office:date-value="2017-03-10T00:00:00" table:formula="of:=VLOOKUP([.C8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Mun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7];[corn_2nd_crop.I$4:.K$39];2)" table:style-name="ce2">
            <text:p>02/01/17</text:p>
          </table:table-cell>
          <table:table-cell office:value-type="date" office:date-value="2017-03-10T00:00:00" table:formula="of:=VLOOKUP([.C8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anto Antôni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8];[corn_2nd_crop.I$4:.K$39];2)" table:style-name="ce2">
            <text:p>02/01/17</text:p>
          </table:table-cell>
          <table:table-cell office:value-type="date" office:date-value="2017-02-20T00:00:00" table:formula="of:=VLOOKUP([.C8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ão Joaquim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89];[corn_2nd_crop.I$4:.K$39];2)" table:style-name="ce2">
            <text:p>02/01/17</text:p>
          </table:table-cell>
          <table:table-cell office:value-type="date" office:date-value="2017-02-28T00:00:00" table:formula="of:=VLOOKUP([.C8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í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0];[corn_2nd_crop.I$4:.K$39];2)" table:style-name="ce2">
            <text:p>02/01/17</text:p>
          </table:table-cell>
          <table:table-cell office:value-type="date" office:date-value="2017-03-10T00:00:00" table:formula="of:=VLOOKUP([.C9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1];[corn_2nd_crop.I$4:.K$39];2)" table:style-name="ce2">
            <text:p>02/01/17</text:p>
          </table:table-cell>
          <table:table-cell office:value-type="date" office:date-value="2017-02-28T00:00:00" table:formula="of:=VLOOKUP([.C9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dra Pret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2];[corn_2nd_crop.I$4:.K$39];2)" table:style-name="ce2">
            <text:p>02/01/17</text:p>
          </table:table-cell>
          <table:table-cell office:value-type="date" office:date-value="2017-02-28T00:00:00" table:formula="of:=VLOOKUP([.C9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ixoto de Azeve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3];[corn_2nd_crop.I$4:.K$39];2)" table:style-name="ce2">
            <text:p>02/01/17</text:p>
          </table:table-cell>
          <table:table-cell office:value-type="date" office:date-value="2017-03-10T00:00:00" table:formula="of:=VLOOKUP([.C9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nalto da Ser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4];[corn_2nd_crop.I$4:.K$39];2)" table:style-name="ce2">
            <text:p>02/01/17</text:p>
          </table:table-cell>
          <table:table-cell office:value-type="date" office:date-value="2017-02-28T00:00:00" table:formula="of:=VLOOKUP([.C94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coné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5];[corn_2nd_crop.I$4:.K$39];2)" table:style-name="ce2">
            <text:p>02/01/17</text:p>
          </table:table-cell>
          <table:table-cell office:value-type="date" office:date-value="2017-02-28T00:00:00" table:formula="of:=VLOOKUP([.C9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al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6];[corn_2nd_crop.I$4:.K$39];2)" table:style-name="ce2">
            <text:p>02/01/17</text:p>
          </table:table-cell>
          <table:table-cell office:value-type="date" office:date-value="2017-02-28T00:00:00" table:formula="of:=VLOOKUP([.C9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 Bran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7];[corn_2nd_crop.I$4:.K$39];2)" table:style-name="ce2">
            <text:p>02/01/17</text:p>
          </table:table-cell>
          <table:table-cell office:value-type="date" office:date-value="2017-02-28T00:00:00" table:formula="of:=VLOOKUP([.C9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s e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8];[corn_2nd_crop.I$4:.K$39];2)" table:style-name="ce2">
            <text:p>02/01/17</text:p>
          </table:table-cell>
          <table:table-cell office:value-type="date" office:date-value="2017-03-10T00:00:00" table:formula="of:=VLOOKUP([.C9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Alegr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9];[corn_2nd_crop.I$4:.K$39];2)" table:style-name="ce2">
            <text:p>02/01/17</text:p>
          </table:table-cell>
          <table:table-cell office:value-type="date" office:date-value="2017-03-10T00:00:00" table:formula="of:=VLOOKUP([.C9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dos Gaúch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0];[corn_2nd_crop.I$4:.K$39];2)" table:style-name="ce2">
            <text:p>02/01/17</text:p>
          </table:table-cell>
          <table:table-cell office:value-type="date" office:date-value="2017-03-10T00:00:00" table:formula="of:=VLOOKUP([.C10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peridiã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1];[corn_2nd_crop.I$4:.K$39];2)" table:style-name="ce2">
            <text:p>02/01/17</text:p>
          </table:table-cell>
          <table:table-cell office:value-type="date" office:date-value="2017-03-10T00:00:00" table:formula="of:=VLOOKUP([.C10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trel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2];[corn_2nd_crop.I$4:.K$39];2)" table:style-name="ce2">
            <text:p>02/01/17</text:p>
          </table:table-cell>
          <table:table-cell office:value-type="date" office:date-value="2017-03-10T00:00:00" table:formula="of:=VLOOKUP([.C10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3];[corn_2nd_crop.I$4:.K$39];2)" table:style-name="ce2">
            <text:p>02/01/17</text:p>
          </table:table-cell>
          <table:table-cell office:value-type="date" office:date-value="2017-02-28T00:00:00" table:formula="of:=VLOOKUP([.C10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imavera do L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4];[corn_2nd_crop.I$4:.K$39];2)" table:style-name="ce2">
            <text:p>02/01/17</text:p>
          </table:table-cell>
          <table:table-cell office:value-type="date" office:date-value="2017-03-10T00:00:00" table:formula="of:=VLOOKUP([.C10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Querênc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5];[corn_2nd_crop.I$4:.K$39];2)" table:style-name="ce2">
            <text:p>02/01/17</text:p>
          </table:table-cell>
          <table:table-cell office:value-type="date" office:date-value="2017-03-10T00:00:00" table:formula="of:=VLOOKUP([.C10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eserva do Cabaç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6];[corn_2nd_crop.I$4:.K$39];2)" table:style-name="ce2">
            <text:p>02/01/17</text:p>
          </table:table-cell>
          <table:table-cell office:value-type="date" office:date-value="2017-03-10T00:00:00" table:formula="of:=VLOOKUP([.C10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 Cascalh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7];[corn_2nd_crop.I$4:.K$39];2)" table:style-name="ce2">
            <text:p>02/01/17</text:p>
          </table:table-cell>
          <table:table-cell office:value-type="date" office:date-value="2017-02-28T00:00:00" table:formula="of:=VLOOKUP([.C10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zinh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8];[corn_2nd_crop.I$4:.K$39];2)" table:style-name="ce2">
            <text:p>02/01/17</text:p>
          </table:table-cell>
          <table:table-cell office:value-type="date" office:date-value="2017-02-28T00:00:00" table:formula="of:=VLOOKUP([.C10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o Branc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9];[corn_2nd_crop.I$4:.K$39];2)" table:style-name="ce2">
            <text:p>02/01/17</text:p>
          </table:table-cell>
          <table:table-cell office:value-type="date" office:date-value="2017-03-10T00:00:00" table:formula="of:=VLOOKUP([.C10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0];[corn_2nd_crop.I$4:.K$39];2)" table:style-name="ce2">
            <text:p>02/01/17</text:p>
          </table:table-cell>
          <table:table-cell office:value-type="date" office:date-value="2017-03-10T00:00:00" table:formula="of:=VLOOKUP([.C1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nó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1];[corn_2nd_crop.I$4:.K$39];2)" table:style-name="ce2">
            <text:p>02/01/17</text:p>
          </table:table-cell>
          <table:table-cell office:value-type="date" office:date-value="2017-02-28T00:00:00" table:formula="of:=VLOOKUP([.C11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sário 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2];[corn_2nd_crop.I$4:.K$39];2)" table:style-name="ce2">
            <text:p>02/01/17</text:p>
          </table:table-cell>
          <table:table-cell office:value-type="date" office:date-value="2017-03-10T00:00:00" table:formula="of:=VLOOKUP([.C11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lto do Cé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3];[corn_2nd_crop.I$4:.K$39];2)" table:style-name="ce2">
            <text:p>02/01/17</text:p>
          </table:table-cell>
          <table:table-cell office:value-type="date" office:date-value="2017-03-10T00:00:00" table:formula="of:=VLOOKUP([.C1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arme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4];[corn_2nd_crop.I$4:.K$39];2)" table:style-name="ce2">
            <text:p>02/01/17</text:p>
          </table:table-cell>
          <table:table-cell office:value-type="date" office:date-value="2017-03-10T00:00:00" table:formula="of:=VLOOKUP([.C1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ruz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5];[corn_2nd_crop.I$4:.K$39];2)" table:style-name="ce2">
            <text:p>02/01/17</text:p>
          </table:table-cell>
          <table:table-cell office:value-type="date" office:date-value="2017-03-10T00:00:00" table:formula="of:=VLOOKUP([.C1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Rita do Trivelat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6];[corn_2nd_crop.I$4:.K$39];2)" table:style-name="ce2">
            <text:p>02/01/17</text:p>
          </table:table-cell>
          <table:table-cell office:value-type="date" office:date-value="2017-03-10T00:00:00" table:formula="of:=VLOOKUP([.C11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Terez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7];[corn_2nd_crop.I$4:.K$39];2)" table:style-name="ce2">
            <text:p>02/01/17</text:p>
          </table:table-cell>
          <table:table-cell office:value-type="date" office:date-value="2017-02-28T00:00:00" table:formula="of:=VLOOKUP([.C11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fon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8];[corn_2nd_crop.I$4:.K$39];2)" table:style-name="ce2">
            <text:p>02/01/17</text:p>
          </table:table-cell>
          <table:table-cell office:value-type="date" office:date-value="2017-03-10T00:00:00" table:formula="of:=VLOOKUP([.C11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9];[corn_2nd_crop.I$4:.K$39];2)" table:style-name="ce2">
            <text:p>02/01/17</text:p>
          </table:table-cell>
          <table:table-cell office:value-type="date" office:date-value="2017-02-28T00:00:00" table:formula="of:=VLOOKUP([.C1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verger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0];[corn_2nd_crop.I$4:.K$39];2)" table:style-name="ce2">
            <text:p>02/01/17</text:p>
          </table:table-cell>
          <table:table-cell office:value-type="date" office:date-value="2017-02-28T00:00:00" table:formula="of:=VLOOKUP([.C12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Félix d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1];[corn_2nd_crop.I$4:.K$39];2)" table:style-name="ce2">
            <text:p>02/01/17</text:p>
          </table:table-cell>
          <table:table-cell office:value-type="date" office:date-value="2017-03-10T00:00:00" table:formula="of:=VLOOKUP([.C12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Pov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2];[corn_2nd_crop.I$4:.K$39];2)" table:style-name="ce2">
            <text:p>02/01/17</text:p>
          </table:table-cell>
          <table:table-cell office:value-type="date" office:date-value="2017-02-28T00:00:00" table:formula="of:=VLOOKUP([.C1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Rio Cla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3];[corn_2nd_crop.I$4:.K$39];2)" table:style-name="ce2">
            <text:p>02/01/17</text:p>
          </table:table-cell>
          <table:table-cell office:value-type="date" office:date-value="2017-03-10T00:00:00" table:formula="of:=VLOOKUP([.C1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4];[corn_2nd_crop.I$4:.K$39];2)" table:style-name="ce2">
            <text:p>02/01/17</text:p>
          </table:table-cell>
          <table:table-cell office:value-type="date" office:date-value="2017-03-10T00:00:00" table:formula="of:=VLOOKUP([.C1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s Quatro Marc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5];[corn_2nd_crop.I$4:.K$39];2)" table:style-name="ce2">
            <text:p>02/01/17</text:p>
          </table:table-cell>
          <table:table-cell office:value-type="date" office:date-value="2017-03-10T00:00:00" table:formula="of:=VLOOKUP([.C1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Pedro da Cip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6];[corn_2nd_crop.I$4:.K$39];2)" table:style-name="ce2">
            <text:p>02/01/17</text:p>
          </table:table-cell>
          <table:table-cell office:value-type="date" office:date-value="2017-02-28T00:00:00" table:formula="of:=VLOOKUP([.C12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pez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7];[corn_2nd_crop.I$4:.K$39];2)" table:style-name="ce2">
            <text:p>02/01/17</text:p>
          </table:table-cell>
          <table:table-cell office:value-type="date" office:date-value="2017-03-10T00:00:00" table:formula="of:=VLOOKUP([.C12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rra Nova Dourad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8];[corn_2nd_crop.I$4:.K$39];2)" table:style-name="ce2">
            <text:p>02/01/17</text:p>
          </table:table-cell>
          <table:table-cell office:value-type="date" office:date-value="2017-02-28T00:00:00" table:formula="of:=VLOOKUP([.C12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nop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9];[corn_2nd_crop.I$4:.K$39];2)" table:style-name="ce2">
            <text:p>02/01/17</text:p>
          </table:table-cell>
          <table:table-cell office:value-type="date" office:date-value="2017-03-10T00:00:00" table:formula="of:=VLOOKUP([.C1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orri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0];[corn_2nd_crop.I$4:.K$39];2)" table:style-name="ce2">
            <text:p>02/01/17</text:p>
          </table:table-cell>
          <table:table-cell office:value-type="date" office:date-value="2017-03-10T00:00:00" table:formula="of:=VLOOKUP([.C1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apor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1];[corn_2nd_crop.I$4:.K$39];2)" table:style-name="ce2">
            <text:p>02/01/17</text:p>
          </table:table-cell>
          <table:table-cell office:value-type="date" office:date-value="2017-03-10T00:00:00" table:formula="of:=VLOOKUP([.C1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ngará da Ser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2];[corn_2nd_crop.I$4:.K$39];2)" table:style-name="ce2">
            <text:p>02/01/17</text:p>
          </table:table-cell>
          <table:table-cell office:value-type="date" office:date-value="2017-03-10T00:00:00" table:formula="of:=VLOOKUP([.C13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purah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3];[corn_2nd_crop.I$4:.K$39];2)" table:style-name="ce2">
            <text:p>02/01/17</text:p>
          </table:table-cell>
          <table:table-cell office:value-type="date" office:date-value="2017-03-10T00:00:00" table:formula="of:=VLOOKUP([.C1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rra No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4];[corn_2nd_crop.I$4:.K$39];2)" table:style-name="ce2">
            <text:p>02/01/17</text:p>
          </table:table-cell>
          <table:table-cell office:value-type="date" office:date-value="2017-03-10T00:00:00" table:formula="of:=VLOOKUP([.C1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sou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5];[corn_2nd_crop.I$4:.K$39];2)" table:style-name="ce2">
            <text:p>02/01/17</text:p>
          </table:table-cell>
          <table:table-cell office:value-type="date" office:date-value="2017-02-28T00:00:00" table:formula="of:=VLOOKUP([.C13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ri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6];[corn_2nd_crop.I$4:.K$39];2)" table:style-name="ce2">
            <text:p>02/01/17</text:p>
          </table:table-cell>
          <table:table-cell office:value-type="date" office:date-value="2017-02-28T00:00:00" table:formula="of:=VLOOKUP([.C13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ião do Su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7];[corn_2nd_crop.I$4:.K$39];2)" table:style-name="ce2">
            <text:p>02/01/17</text:p>
          </table:table-cell>
          <table:table-cell office:value-type="date" office:date-value="2017-03-10T00:00:00" table:formula="of:=VLOOKUP([.C1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e de São Doming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8];[corn_2nd_crop.I$4:.K$39];2)" table:style-name="ce2">
            <text:p>02/01/17</text:p>
          </table:table-cell>
          <table:table-cell office:value-type="date" office:date-value="2017-03-10T00:00:00" table:formula="of:=VLOOKUP([.C1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árzea Gran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9];[corn_2nd_crop.I$4:.K$39];2)" table:style-name="ce2">
            <text:p>02/01/17</text:p>
          </table:table-cell>
          <table:table-cell office:value-type="date" office:date-value="2017-03-10T00:00:00" table:formula="of:=VLOOKUP([.C1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e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0];[corn_2nd_crop.I$4:.K$39];2)" table:style-name="ce2">
            <text:p>02/01/17</text:p>
          </table:table-cell>
          <table:table-cell office:value-type="date" office:date-value="2017-03-10T00:00:00" table:formula="of:=VLOOKUP([.C1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Bela da Santíssima Trinda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1];[corn_2nd_crop.I$4:.K$39];2)" table:style-name="ce2">
            <text:p>02/01/17</text:p>
          </table:table-cell>
          <table:table-cell office:value-type="date" office:date-value="2017-03-10T00:00:00" table:formula="of:=VLOOKUP([.C1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Ri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42];[corn_2nd_crop.I$4:.K$39];2)" table:style-name="ce2">
            <text:p>02/01/17</text:p>
          </table:table-cell>
          <table:table-cell office:value-type="date" office:date-value="2017-02-28T00:00:00" table:formula="of:=VLOOKUP([.C14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tal Result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3];[corn_2nd_crop.I$4:.K$39];2)" table:style-name="ce2">
            <text:p>02/01/17</text:p>
          </table:table-cell>
          <table:table-cell office:value-type="date" office:date-value="2017-03-10T00:00:00" table:formula="of:=VLOOKUP([.C14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number-rows-repeated="1048432" table:style-name="ro1">
          <table:table-cell table:number-columns-repeated="16384"/>
        </table:table-row>
      </table:table>
      <table:table table:name="concordance_ibge" table:style-name="ta2">
        <table:table-column table:style-name="co4" table:default-cell-style-name="ce1"/>
        <table:table-column table:style-name="co5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ibge</text:p>
          </table:table-cell>
          <table:table-cell office:value-type="string" table:style-name="ce1">
            <text:p>name_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ciara</text:p>
          </table:table-cell>
          <table:table-cell office:value-type="string" table:style-name="ce1">
            <text:p>JACI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a do Bugres</text:p>
          </table:table-cell>
          <table:table-cell office:value-type="string" table:style-name="ce1">
            <text:p>BARRA DO BUG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Félix do Araguaia</text:p>
          </table:table-cell>
          <table:table-cell office:value-type="string" table:style-name="ce1">
            <text:p>SAO FELIX DO ARAGUA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l Carneiro</text:p>
          </table:table-cell>
          <table:table-cell office:value-type="string" table:style-name="ce1">
            <text:p>GENERAL CARNEI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dra Preta</text:p>
          </table:table-cell>
          <table:table-cell office:value-type="string" table:style-name="ce1">
            <text:p>PEDRA PRE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corizal</text:p>
          </table:table-cell>
          <table:table-cell office:value-type="string" table:style-name="ce1">
            <text:p>ACORIZ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nte Branca</text:p>
          </table:table-cell>
          <table:table-cell office:value-type="string" table:style-name="ce1">
            <text:p>PONTE BRAN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guainha</text:p>
          </table:table-cell>
          <table:table-cell office:value-type="string" table:style-name="ce1">
            <text:p>ARAGUAIN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bres</text:p>
          </table:table-cell>
          <table:table-cell office:value-type="string" table:style-name="ce1">
            <text:p>NOB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dos Gaúchos</text:p>
          </table:table-cell>
          <table:table-cell office:value-type="string" table:style-name="ce1">
            <text:p>PORTO DOS GAUCH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ndonópolis</text:p>
          </table:table-cell>
          <table:table-cell office:value-type="string" table:style-name="ce1">
            <text:p>RONDONOPO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rixoréu</text:p>
          </table:table-cell>
          <table:table-cell office:value-type="string" table:style-name="ce1">
            <text:p>TORIXORE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enápolis</text:p>
          </table:table-cell>
          <table:table-cell office:value-type="string" table:style-name="ce1">
            <text:p>ARENAPO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iabá</text:p>
          </table:table-cell>
          <table:table-cell office:value-type="string" table:style-name="ce1">
            <text:p>CUIA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pada dos Guimarães</text:p>
          </table:table-cell>
          <table:table-cell office:value-type="string" table:style-name="ce1">
            <text:p>CHAPADA DOS GUIMARA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rassol d'Oeste</text:p>
          </table:table-cell>
          <table:table-cell office:value-type="string" table:style-name="ce1">
            <text:p>MIRASSOL D´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Araguaia</text:p>
          </table:table-cell>
          <table:table-cell office:value-type="string" table:style-name="ce1">
            <text:p>ALTO ARAGUA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elândia</text:p>
          </table:table-cell>
          <table:table-cell office:value-type="string" table:style-name="ce1">
            <text:p>NORTE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ratinga</text:p>
          </table:table-cell>
          <table:table-cell office:value-type="string" table:style-name="ce1">
            <text:p>GUIRATI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souro</text:p>
          </table:table-cell>
          <table:table-cell office:value-type="string" table:style-name="ce1">
            <text:p>TESOU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Paraguai</text:p>
          </table:table-cell>
          <table:table-cell office:value-type="string" table:style-name="ce1">
            <text:p>ALTO PARAGU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ssa Senhora do Livramento</text:p>
          </table:table-cell>
          <table:table-cell office:value-type="string" table:style-name="ce1">
            <text:p>NOSSA SENHORA DO LIVRAM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xoréu</text:p>
          </table:table-cell>
          <table:table-cell office:value-type="string" table:style-name="ce1">
            <text:p>POXORE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o Antônio do Leverger</text:p>
          </table:table-cell>
          <table:table-cell office:value-type="string" table:style-name="ce1">
            <text:p>SANTO ANTONIO DO LEVERG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árzea Grande</text:p>
          </table:table-cell>
          <table:table-cell office:value-type="string" table:style-name="ce1">
            <text:p>VARZEA GRAN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iamantino</text:p>
          </table:table-cell>
          <table:table-cell office:value-type="string" table:style-name="ce1">
            <text:p>DIAMANTI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iara</text:p>
          </table:table-cell>
          <table:table-cell office:value-type="string" table:style-name="ce1">
            <text:p>LUCI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áceres</text:p>
          </table:table-cell>
          <table:table-cell office:value-type="string" table:style-name="ce1">
            <text:p>CACER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ra do Garças</text:p>
          </table:table-cell>
          <table:table-cell office:value-type="string" table:style-name="ce1">
            <text:p>BARRA DO GARC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 Aquino</text:p>
          </table:table-cell>
          <table:table-cell office:value-type="string" table:style-name="ce1">
            <text:p>DOM AQUI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ipuanã</text:p>
          </table:table-cell>
          <table:table-cell office:value-type="string" table:style-name="ce1">
            <text:p>ARIPU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a Bela da Santíssima Trindade</text:p>
          </table:table-cell>
          <table:table-cell office:value-type="string" table:style-name="ce1">
            <text:p>VILA BELA DA SANTISSIMA TRINDA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gará da Serra</text:p>
          </table:table-cell>
          <table:table-cell office:value-type="string" table:style-name="ce1">
            <text:p>TANGARA DA SER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Garças</text:p>
          </table:table-cell>
          <table:table-cell office:value-type="string" table:style-name="ce1">
            <text:p>ALTO GARC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sário Oeste</text:p>
          </table:table-cell>
          <table:table-cell office:value-type="string" table:style-name="ce1">
            <text:p>ROSARIO 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iquira</text:p>
          </table:table-cell>
          <table:table-cell office:value-type="string" table:style-name="ce1">
            <text:p>ITIQUI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ão de Melgaço</text:p>
          </table:table-cell>
          <table:table-cell office:value-type="string" table:style-name="ce1">
            <text:p>BARAO DE MELGA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coné</text:p>
          </table:table-cell>
          <table:table-cell office:value-type="string" table:style-name="ce1">
            <text:p>POC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ntes e Lacerda</text:p>
          </table:table-cell>
          <table:table-cell office:value-type="string" table:style-name="ce1">
            <text:p>PONTES E LACER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a Floresta</text:p>
          </table:table-cell>
          <table:table-cell office:value-type="string" table:style-name="ce1">
            <text:p>ALTA FLORES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putanga</text:p>
          </table:table-cell>
          <table:table-cell office:value-type="string" table:style-name="ce1">
            <text:p>ARAPUTA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natinga</text:p>
          </table:table-cell>
          <table:table-cell office:value-type="string" table:style-name="ce1">
            <text:p>PARANATI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íder</text:p>
          </table:table-cell>
          <table:table-cell office:value-type="string" table:style-name="ce1">
            <text:p>COLI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nop</text:p>
          </table:table-cell>
          <table:table-cell office:value-type="string" table:style-name="ce1">
            <text:p>SINO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José do Rio Claro</text:p>
          </table:table-cell>
          <table:table-cell office:value-type="string" table:style-name="ce1">
            <text:p>SAO JOSE DO RIO CLA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Água Boa</text:p>
          </table:table-cell>
          <table:table-cell office:value-type="string" table:style-name="ce1">
            <text:p>AGUA BO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Terezinha</text:p>
          </table:table-cell>
          <table:table-cell office:value-type="string" table:style-name="ce1">
            <text:p>SANTA TEREZIN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rana</text:p>
          </table:table-cell>
          <table:table-cell office:value-type="string" table:style-name="ce1">
            <text:p>CANAR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uru</text:p>
          </table:table-cell>
          <table:table-cell office:value-type="string" table:style-name="ce1">
            <text:p>JAU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scimeira</text:p>
          </table:table-cell>
          <table:table-cell office:value-type="string" table:style-name="ce1">
            <text:p>JUSCIMEI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Xavantina</text:p>
          </table:table-cell>
          <table:table-cell office:value-type="string" table:style-name="ce1">
            <text:p>NOVA XAVANT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Brasilândia</text:p>
          </table:table-cell>
          <table:table-cell office:value-type="string" table:style-name="ce1">
            <text:p>NOVA BRASI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José dos Quatro Marcos</text:p>
          </table:table-cell>
          <table:table-cell office:value-type="string" table:style-name="ce1">
            <text:p>SAO JOSE DOS QUATRO MARC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o Branco</text:p>
          </table:table-cell>
          <table:table-cell office:value-type="string" table:style-name="ce1">
            <text:p>RIO BRANC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to do Céu</text:p>
          </table:table-cell>
          <table:table-cell office:value-type="string" table:style-name="ce1">
            <text:p>SALTO DO CE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ína</text:p>
          </table:table-cell>
          <table:table-cell office:value-type="string" table:style-name="ce1">
            <text:p>JU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ise</text:p>
          </table:table-cell>
          <table:table-cell office:value-type="string" table:style-name="ce1">
            <text:p>DENI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ara</text:p>
          </table:table-cell>
          <table:table-cell office:value-type="string" table:style-name="ce1">
            <text:p>JU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elândia</text:p>
          </table:table-cell>
          <table:table-cell office:value-type="string" table:style-name="ce1">
            <text:p>MARCE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Taquari</text:p>
          </table:table-cell>
          <table:table-cell office:value-type="string" table:style-name="ce1">
            <text:p>ALTO TAQUAR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inápolis</text:p>
          </table:table-cell>
          <table:table-cell office:value-type="string" table:style-name="ce1">
            <text:p>CAMPINAPO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erra Nova do Norte</text:p>
          </table:table-cell>
          <table:table-cell office:value-type="string" table:style-name="ce1">
            <text:p>TERRA NOV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Olímpia</text:p>
          </table:table-cell>
          <table:table-cell office:value-type="string" table:style-name="ce1">
            <text:p>NOVA OLIMP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Canaã do Norte</text:p>
          </table:table-cell>
          <table:table-cell office:value-type="string" table:style-name="ce1">
            <text:p>NOVA CANA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avaí</text:p>
          </table:table-cell>
          <table:table-cell office:value-type="string" table:style-name="ce1">
            <text:p>INDIAV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ixoto de Azevedo</text:p>
          </table:table-cell>
          <table:table-cell office:value-type="string" table:style-name="ce1">
            <text:p>PEIXOTO DE AZEVE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modoro</text:p>
          </table:table-cell>
          <table:table-cell office:value-type="string" table:style-name="ce1">
            <text:p>COMODOR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la Rica</text:p>
          </table:table-cell>
          <table:table-cell office:value-type="string" table:style-name="ce1">
            <text:p>VILA RIC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rriso</text:p>
          </table:table-cell>
          <table:table-cell office:value-type="string" table:style-name="ce1">
            <text:p>SORRI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a</text:p>
          </table:table-cell>
          <table:table-cell office:value-type="string" table:style-name="ce1">
            <text:p>VE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naíta</text:p>
          </table:table-cell>
          <table:table-cell office:value-type="string" table:style-name="ce1">
            <text:p>PARANAI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úba</text:p>
          </table:table-cell>
          <table:table-cell office:value-type="string" table:style-name="ce1">
            <text:p>ITA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guaiana</text:p>
          </table:table-cell>
          <table:table-cell office:value-type="string" table:style-name="ce1">
            <text:p>ARAGUAI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o São Joaquim</text:p>
          </table:table-cell>
          <table:table-cell office:value-type="string" table:style-name="ce1">
            <text:p>NOVO SAO JOAQUI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rantã do Norte</text:p>
          </table:table-cell>
          <table:table-cell office:value-type="string" table:style-name="ce1">
            <text:p>GUARANT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calinho</text:p>
          </table:table-cell>
          <table:table-cell office:value-type="string" table:style-name="ce1">
            <text:p>COCALIN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Alegre do Norte</text:p>
          </table:table-cell>
          <table:table-cell office:value-type="string" table:style-name="ce1">
            <text:p>PORTO ALEGRE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serva do Cabaçal</text:p>
          </table:table-cell>
          <table:table-cell office:value-type="string" table:style-name="ce1">
            <text:p>RESERVA DO CABA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Esperidião</text:p>
          </table:table-cell>
          <table:table-cell office:value-type="string" table:style-name="ce1">
            <text:p>PORTO ESPERIDIA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o Horizonte do Norte</text:p>
          </table:table-cell>
          <table:table-cell office:value-type="string" table:style-name="ce1">
            <text:p>NOVO HORIZONTE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mavera do Leste</text:p>
          </table:table-cell>
          <table:table-cell office:value-type="string" table:style-name="ce1">
            <text:p>PRIMAVERA DO L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gueirópolis D'Oeste</text:p>
          </table:table-cell>
          <table:table-cell office:value-type="string" table:style-name="ce1">
            <text:p>FIGUEIROPOLIS D´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snorte</text:p>
          </table:table-cell>
          <table:table-cell office:value-type="string" table:style-name="ce1">
            <text:p>BRAS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ngada</text:p>
          </table:table-cell>
          <table:table-cell office:value-type="string" table:style-name="ce1">
            <text:p>JANG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stanheira</text:p>
          </table:table-cell>
          <table:table-cell office:value-type="string" table:style-name="ce1">
            <text:p>CASTANHEI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o Verde</text:p>
          </table:table-cell>
          <table:table-cell office:value-type="string" table:style-name="ce1">
            <text:p>CAMPO VE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cas do Rio Verde</text:p>
          </table:table-cell>
          <table:table-cell office:value-type="string" table:style-name="ce1">
            <text:p>LUCAS DO RIO VE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o Novo do Parecis</text:p>
          </table:table-cell>
          <table:table-cell office:value-type="string" table:style-name="ce1">
            <text:p>CAMPO NOVO DO PAREC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tupá</text:p>
          </table:table-cell>
          <table:table-cell office:value-type="string" table:style-name="ce1">
            <text:p>MATU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purah</text:p>
          </table:table-cell>
          <table:table-cell office:value-type="string" table:style-name="ce1">
            <text:p>TAPURA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iacás</text:p>
          </table:table-cell>
          <table:table-cell office:value-type="string" table:style-name="ce1">
            <text:p>APIAC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beirão Cascalheira</text:p>
          </table:table-cell>
          <table:table-cell office:value-type="string" table:style-name="ce1">
            <text:p>RIBEIRAO CASCALHEI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Mutum</text:p>
          </table:table-cell>
          <table:table-cell office:value-type="string" table:style-name="ce1">
            <text:p>NOVA MUT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ruena</text:p>
          </table:table-cell>
          <table:table-cell office:value-type="string" table:style-name="ce1">
            <text:p>JURU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áudia</text:p>
          </table:table-cell>
          <table:table-cell office:value-type="string" table:style-name="ce1">
            <text:p>CLAU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José do Povo</text:p>
          </table:table-cell>
          <table:table-cell office:value-type="string" table:style-name="ce1">
            <text:p>SAO JOSE DO POV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baporã</text:p>
          </table:table-cell>
          <table:table-cell office:value-type="string" table:style-name="ce1">
            <text:p>TABAPO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Bandeirantes</text:p>
          </table:table-cell>
          <table:table-cell office:value-type="string" table:style-name="ce1">
            <text:p>NOVA BANDEIRANT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José do Xingu</text:p>
          </table:table-cell>
          <table:table-cell office:value-type="string" table:style-name="ce1">
            <text:p>SAO JOSE DO XIN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nalto da Serra</text:p>
          </table:table-cell>
          <table:table-cell office:value-type="string" table:style-name="ce1">
            <text:p>PLANALTO DA SER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ão Pedro da Cipa</text:p>
          </table:table-cell>
          <table:table-cell office:value-type="string" table:style-name="ce1">
            <text:p>SAO PEDRO DA CIP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ntal do Araguaia</text:p>
          </table:table-cell>
          <table:table-cell office:value-type="string" table:style-name="ce1">
            <text:p>PONTAL DO ARAGUA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fresa</text:p>
          </table:table-cell>
          <table:table-cell office:value-type="string" table:style-name="ce1">
            <text:p>CONFRES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o Afonso</text:p>
          </table:table-cell>
          <table:table-cell office:value-type="string" table:style-name="ce1">
            <text:p>SANTO AFONS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ibeirãozinho</text:p>
          </table:table-cell>
          <table:table-cell office:value-type="string" table:style-name="ce1">
            <text:p>RIBEIRAOZINH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lória D'Oeste</text:p>
          </table:table-cell>
          <table:table-cell office:value-type="string" table:style-name="ce1">
            <text:p>GLORIA D´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triguaçu</text:p>
          </table:table-cell>
          <table:table-cell office:value-type="string" table:style-name="ce1">
            <text:p>COTRIGUAC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Monte Verde</text:p>
          </table:table-cell>
          <table:table-cell office:value-type="string" table:style-name="ce1">
            <text:p>NOVA MONTE VERD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to Boa Vista</text:p>
          </table:table-cell>
          <table:table-cell office:value-type="string" table:style-name="ce1">
            <text:p>ALTO BOA VIS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erência</text:p>
          </table:table-cell>
          <table:table-cell office:value-type="string" table:style-name="ce1">
            <text:p>QUERENC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brava do Norte</text:p>
          </table:table-cell>
          <table:table-cell office:value-type="string" table:style-name="ce1">
            <text:p>CANABRAV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Carmem</text:p>
          </table:table-cell>
          <table:table-cell office:value-type="string" table:style-name="ce1">
            <text:p>SANTA CARME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Maringá</text:p>
          </table:table-cell>
          <table:table-cell office:value-type="string" table:style-name="ce1">
            <text:p>NOVA MARING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Guarita</text:p>
          </table:table-cell>
          <table:table-cell office:value-type="string" table:style-name="ce1">
            <text:p>NOVA GUARI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Marilândia</text:p>
          </table:table-cell>
          <table:table-cell office:value-type="string" table:style-name="ce1">
            <text:p>NOVA MARI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o Estrela</text:p>
          </table:table-cell>
          <table:table-cell office:value-type="string" table:style-name="ce1">
            <text:p>PORTO ESTR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mbari D'Oeste</text:p>
          </table:table-cell>
          <table:table-cell office:value-type="string" table:style-name="ce1">
            <text:p>LAMBARI D´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os de Júlio</text:p>
          </table:table-cell>
          <table:table-cell office:value-type="string" table:style-name="ce1">
            <text:p>CAMPOS DE JUL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linda</text:p>
          </table:table-cell>
          <table:table-cell office:value-type="string" table:style-name="ce1">
            <text:p>CARLI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eliz Natal</text:p>
          </table:table-cell>
          <table:table-cell office:value-type="string" table:style-name="ce1">
            <text:p>FELIZ NAT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úcha do Norte</text:p>
          </table:table-cell>
          <table:table-cell office:value-type="string" table:style-name="ce1">
            <text:p>GAUCH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Lacerda</text:p>
          </table:table-cell>
          <table:table-cell office:value-type="string" table:style-name="ce1">
            <text:p>NOVA LACER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Ubiratã</text:p>
          </table:table-cell>
          <table:table-cell office:value-type="string" table:style-name="ce1">
            <text:p>NOVA UBIR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o Mundo</text:p>
          </table:table-cell>
          <table:table-cell office:value-type="string" table:style-name="ce1">
            <text:p>NOVO MUND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pezal</text:p>
          </table:table-cell>
          <table:table-cell office:value-type="string" table:style-name="ce1">
            <text:p>SAPEZ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ão do Sul</text:p>
          </table:table-cell>
          <table:table-cell office:value-type="string" table:style-name="ce1">
            <text:p>UNIAO DO SU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ra Nova Dourada</text:p>
          </table:table-cell>
          <table:table-cell office:value-type="string" table:style-name="ce1">
            <text:p>SERRA NOVA DOUR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o Santo Antônio</text:p>
          </table:table-cell>
          <table:table-cell office:value-type="string" table:style-name="ce1">
            <text:p>NOVO SANTO ANTON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m Jesus do Araguaia</text:p>
          </table:table-cell>
          <table:table-cell office:value-type="string" table:style-name="ce1">
            <text:p>BOM JESUS DO ARAGUA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rvelândia</text:p>
          </table:table-cell>
          <table:table-cell office:value-type="string" table:style-name="ce1">
            <text:p>CURVE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Santa Helena</text:p>
          </table:table-cell>
          <table:table-cell office:value-type="string" table:style-name="ce1">
            <text:p>NOVA SANTA HELE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o Antônio do Leste</text:p>
          </table:table-cell>
          <table:table-cell office:value-type="string" table:style-name="ce1">
            <text:p>SANTO ANTONIO DO L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ndolândia</text:p>
          </table:table-cell>
          <table:table-cell office:value-type="string" table:style-name="ce1">
            <text:p>RONDOLAND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niza</text:p>
          </table:table-cell>
          <table:table-cell office:value-type="string" table:style-name="ce1">
            <text:p>COLNIZ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 de São Domingos</text:p>
          </table:table-cell>
          <table:table-cell office:value-type="string" table:style-name="ce1">
            <text:p>VALE DE SAO DOMING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Cruz do Xingu</text:p>
          </table:table-cell>
          <table:table-cell office:value-type="string" table:style-name="ce1">
            <text:p>SANTA CRUZ DO XING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quista D'Oeste</text:p>
          </table:table-cell>
          <table:table-cell office:value-type="string" table:style-name="ce1">
            <text:p>CONQUISTA D´OE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ta Rita do Trivelato</text:p>
          </table:table-cell>
          <table:table-cell office:value-type="string" table:style-name="ce1">
            <text:p>SANTA RITA DO TRIVELA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a Nazaré</text:p>
          </table:table-cell>
          <table:table-cell office:value-type="string" table:style-name="ce1">
            <text:p>NOVA NAZAR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piranga do Norte</text:p>
          </table:table-cell>
          <table:table-cell office:value-type="string" table:style-name="ce1">
            <text:p>IPIRANGA DO NOR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nhangá</text:p>
          </table:table-cell>
          <table:table-cell office:value-type="string" table:style-name="ce1">
            <text:p>ITANHANGA</text:p>
          </table:table-cell>
          <table:table-cell table:number-columns-repeated="16382"/>
        </table:table-row>
        <table:table-row table:number-rows-repeated="1048434" table:style-name="ro1">
          <table:table-cell table:number-columns-repeated="16384"/>
        </table:table-row>
      </table:table>
      <table:named-expressions>
        <table:named-expression table:name="IQ_CH" table:expression="of:=110000" table:base-cell-address="soy.$A$1"/>
        <table:named-expression table:name="IQ_CQ" table:expression="of:=5000" table:base-cell-address="soy.$A$1"/>
        <table:named-expression table:name="IQ_CY" table:expression="of:=10000" table:base-cell-address="soy.$A$1"/>
        <table:named-expression table:name="IQ_DAILY" table:expression="of:=500000" table:base-cell-address="soy.$A$1"/>
        <table:named-expression table:name="IQ_FH" table:expression="of:=100000" table:base-cell-address="soy.$A$1"/>
        <table:named-expression table:name="IQ_FQ" table:expression="of:=500" table:base-cell-address="soy.$A$1"/>
        <table:named-expression table:name="IQ_FY" table:expression="of:=1000" table:base-cell-address="soy.$A$1"/>
        <table:named-expression table:name="IQ_LTM" table:expression="of:=2000" table:base-cell-address="soy.$A$1"/>
        <table:named-expression table:name="IQ_MONTH" table:expression="of:=15000" table:base-cell-address="soy.$A$1"/>
        <table:named-expression table:name="IQ_NTM" table:expression="of:=6000" table:base-cell-address="soy.$A$1"/>
        <table:named-expression table:name="IQ_WEEK" table:expression="of:=50000" table:base-cell-address="soy.$A$1"/>
        <table:named-expression table:name="IQ_YTD" table:expression="of:=3000" table:base-cell-address="so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 Victoria</meta:initial-creator>
    <dc:creator>Maus, Victor</dc:creator>
    <meta:creation-date>2018-05-10T16:37:16Z</meta:creation-date>
    <dc:date>2018-05-31T08:09:48Z</dc:date>
    <meta:editing-cycles>13</meta:editing-cycles>
    <meta:editing-duration>PT0S</meta:editing-duration>
    <meta:user-defined meta:name="{A44787D4-0540-4523-9961-78E4036D8C6D}">{8C425632-63B5-4F9D-A3CD-6C85C117D261}</meta:user-defined>
  </office:meta>
</office:document-meta>
</file>